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4.2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idwatch_hourly_16to23nov15" table:style-name="ta1">
        <table:shapes>
          <draw:frame draw:z-index="0" draw:style-name="gr1" draw:text-style-name="P1" svg:width="1068.15pt" svg:height="494.22pt" svg:x="30.44pt" svg:y="9.89pt">
            <draw:object draw:notify-on-update-of-ranges="gridwatch_hourly_16to23nov15.A2:gridwatch_hourly_16to23nov15.A168 gridwatch_hourly_16to23nov15.D1:gridwatch_hourly_16to23nov15.D1 gridwatch_hourly_16to23nov15.D2:gridwatch_hourly_16to23nov15.D1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Demand/GW</text:p>
          </table:table-cell>
        </table:table-row>
        <table:table-row table:style-name="ro1">
          <table:table-cell office:value-type="date" office:date-value="2015-11-16" calcext:value-type="date">
            <text:p>16 Nov 15 00:00</text:p>
          </table:table-cell>
          <table:table-cell office:value-type="float" office:value="4453.25" calcext:value-type="float">
            <text:p>4453.25</text:p>
          </table:table-cell>
          <table:table-cell office:value-type="float" office:value="23210.8333333333" calcext:value-type="float">
            <text:p>23210.8333333333</text:p>
          </table:table-cell>
          <table:table-cell table:style-name="ce2" table:formula="of:=[.C2]/1000" office:value-type="float" office:value="23.2108333333333" calcext:value-type="float">
            <text:p>23.2</text:p>
          </table:table-cell>
        </table:table-row>
        <table:table-row table:style-name="ro1">
          <table:table-cell office:value-type="date" office:date-value="2015-11-16T01:00:00" calcext:value-type="date">
            <text:p>16 Nov 15 01:00</text:p>
          </table:table-cell>
          <table:table-cell office:value-type="float" office:value="4225.18181818182" calcext:value-type="float">
            <text:p>4225.18181818182</text:p>
          </table:table-cell>
          <table:table-cell office:value-type="float" office:value="23087.2727272727" calcext:value-type="float">
            <text:p>23087.2727272727</text:p>
          </table:table-cell>
          <table:table-cell table:style-name="ce2" table:formula="of:=[.C3]/1000" office:value-type="float" office:value="23.0872727272727" calcext:value-type="float">
            <text:p>23.1</text:p>
          </table:table-cell>
        </table:table-row>
        <table:table-row table:style-name="ro1">
          <table:table-cell office:value-type="date" office:date-value="2015-11-16T02:00:00" calcext:value-type="date">
            <text:p>16 Nov 15 02:00</text:p>
          </table:table-cell>
          <table:table-cell office:value-type="float" office:value="4707.63636363636" calcext:value-type="float">
            <text:p>4707.63636363636</text:p>
          </table:table-cell>
          <table:table-cell office:value-type="float" office:value="22866.6363636364" calcext:value-type="float">
            <text:p>22866.6363636364</text:p>
          </table:table-cell>
          <table:table-cell table:style-name="ce2" table:formula="of:=[.C4]/1000" office:value-type="float" office:value="22.8666363636364" calcext:value-type="float">
            <text:p>22.9</text:p>
          </table:table-cell>
        </table:table-row>
        <table:table-row table:style-name="ro1">
          <table:table-cell office:value-type="date" office:date-value="2015-11-16T03:00:00" calcext:value-type="date">
            <text:p>16 Nov 15 03:00</text:p>
          </table:table-cell>
          <table:table-cell office:value-type="float" office:value="4747.54545454546" calcext:value-type="float">
            <text:p>4747.54545454546</text:p>
          </table:table-cell>
          <table:table-cell office:value-type="float" office:value="22146.6363636364" calcext:value-type="float">
            <text:p>22146.6363636364</text:p>
          </table:table-cell>
          <table:table-cell table:style-name="ce2" table:formula="of:=[.C5]/1000" office:value-type="float" office:value="22.1466363636364" calcext:value-type="float">
            <text:p>22.1</text:p>
          </table:table-cell>
        </table:table-row>
        <table:table-row table:style-name="ro1">
          <table:table-cell office:value-type="date" office:date-value="2015-11-16T04:00:00" calcext:value-type="date">
            <text:p>16 Nov 15 04:00</text:p>
          </table:table-cell>
          <table:table-cell office:value-type="float" office:value="4582.36363636364" calcext:value-type="float">
            <text:p>4582.36363636364</text:p>
          </table:table-cell>
          <table:table-cell office:value-type="float" office:value="21905.9090909091" calcext:value-type="float">
            <text:p>21905.9090909091</text:p>
          </table:table-cell>
          <table:table-cell table:style-name="ce2" table:formula="of:=[.C6]/1000" office:value-type="float" office:value="21.9059090909091" calcext:value-type="float">
            <text:p>21.9</text:p>
          </table:table-cell>
        </table:table-row>
        <table:table-row table:style-name="ro1">
          <table:table-cell office:value-type="date" office:date-value="2015-11-16T05:00:00" calcext:value-type="date">
            <text:p>16 Nov 15 05:00</text:p>
          </table:table-cell>
          <table:table-cell office:value-type="float" office:value="4390.18181818182" calcext:value-type="float">
            <text:p>4390.18181818182</text:p>
          </table:table-cell>
          <table:table-cell office:value-type="float" office:value="23003.5454545455" calcext:value-type="float">
            <text:p>23003.5454545455</text:p>
          </table:table-cell>
          <table:table-cell table:style-name="ce2" table:formula="of:=[.C7]/1000" office:value-type="float" office:value="23.0035454545455" calcext:value-type="float">
            <text:p>23.0</text:p>
          </table:table-cell>
        </table:table-row>
        <table:table-row table:style-name="ro1">
          <table:table-cell office:value-type="date" office:date-value="2015-11-16T06:00:00" calcext:value-type="date">
            <text:p>16 Nov 15 06:00</text:p>
          </table:table-cell>
          <table:table-cell office:value-type="float" office:value="4574.36363636364" calcext:value-type="float">
            <text:p>4574.36363636364</text:p>
          </table:table-cell>
          <table:table-cell office:value-type="float" office:value="26997.7272727273" calcext:value-type="float">
            <text:p>26997.7272727273</text:p>
          </table:table-cell>
          <table:table-cell table:style-name="ce2" table:formula="of:=[.C8]/1000" office:value-type="float" office:value="26.9977272727273" calcext:value-type="float">
            <text:p>27.0</text:p>
          </table:table-cell>
        </table:table-row>
        <table:table-row table:style-name="ro1">
          <table:table-cell office:value-type="date" office:date-value="2015-11-16T07:00:00" calcext:value-type="date">
            <text:p>16 Nov 15 07:00</text:p>
          </table:table-cell>
          <table:table-cell office:value-type="float" office:value="5278.18181818182" calcext:value-type="float">
            <text:p>5278.18181818182</text:p>
          </table:table-cell>
          <table:table-cell office:value-type="float" office:value="33815.2727272727" calcext:value-type="float">
            <text:p>33815.2727272727</text:p>
          </table:table-cell>
          <table:table-cell table:style-name="ce2" table:formula="of:=[.C9]/1000" office:value-type="float" office:value="33.8152727272727" calcext:value-type="float">
            <text:p>33.8</text:p>
          </table:table-cell>
        </table:table-row>
        <table:table-row table:style-name="ro1">
          <table:table-cell office:value-type="date" office:date-value="2015-11-16T08:00:00" calcext:value-type="date">
            <text:p>16 Nov 15 08:00</text:p>
          </table:table-cell>
          <table:table-cell office:value-type="float" office:value="5563.81818181818" calcext:value-type="float">
            <text:p>5563.81818181818</text:p>
          </table:table-cell>
          <table:table-cell office:value-type="float" office:value="36757.2727272727" calcext:value-type="float">
            <text:p>36757.2727272727</text:p>
          </table:table-cell>
          <table:table-cell table:style-name="ce2" table:formula="of:=[.C10]/1000" office:value-type="float" office:value="36.7572727272727" calcext:value-type="float">
            <text:p>36.8</text:p>
          </table:table-cell>
        </table:table-row>
        <table:table-row table:style-name="ro1">
          <table:table-cell office:value-type="date" office:date-value="2015-11-16T09:00:00" calcext:value-type="date">
            <text:p>16 Nov 15 09:00</text:p>
          </table:table-cell>
          <table:table-cell office:value-type="float" office:value="5546.90909090909" calcext:value-type="float">
            <text:p>5546.90909090909</text:p>
          </table:table-cell>
          <table:table-cell office:value-type="float" office:value="37438.1818181818" calcext:value-type="float">
            <text:p>37438.1818181818</text:p>
          </table:table-cell>
          <table:table-cell table:style-name="ce2" table:formula="of:=[.C11]/1000" office:value-type="float" office:value="37.4381818181818" calcext:value-type="float">
            <text:p>37.4</text:p>
          </table:table-cell>
        </table:table-row>
        <table:table-row table:style-name="ro1">
          <table:table-cell office:value-type="date" office:date-value="2015-11-16T10:00:00" calcext:value-type="date">
            <text:p>16 Nov 15 10:00</text:p>
          </table:table-cell>
          <table:table-cell office:value-type="float" office:value="5429.90909090909" calcext:value-type="float">
            <text:p>5429.90909090909</text:p>
          </table:table-cell>
          <table:table-cell office:value-type="float" office:value="37425.2727272727" calcext:value-type="float">
            <text:p>37425.2727272727</text:p>
          </table:table-cell>
          <table:table-cell table:style-name="ce2" table:formula="of:=[.C12]/1000" office:value-type="float" office:value="37.4252727272727" calcext:value-type="float">
            <text:p>37.4</text:p>
          </table:table-cell>
        </table:table-row>
        <table:table-row table:style-name="ro1">
          <table:table-cell office:value-type="date" office:date-value="2015-11-16T11:00:00" calcext:value-type="date">
            <text:p>16 Nov 15 11:00</text:p>
          </table:table-cell>
          <table:table-cell office:value-type="float" office:value="5284.09090909091" calcext:value-type="float">
            <text:p>5284.09090909091</text:p>
          </table:table-cell>
          <table:table-cell office:value-type="float" office:value="37175" calcext:value-type="float">
            <text:p>37175</text:p>
          </table:table-cell>
          <table:table-cell table:style-name="ce2" table:formula="of:=[.C13]/1000" office:value-type="float" office:value="37.175" calcext:value-type="float">
            <text:p>37.2</text:p>
          </table:table-cell>
        </table:table-row>
        <table:table-row table:style-name="ro1">
          <table:table-cell office:value-type="date" office:date-value="2015-11-16T12:00:00" calcext:value-type="date">
            <text:p>16 Nov 15 12:00</text:p>
          </table:table-cell>
          <table:table-cell office:value-type="float" office:value="4978.72727272727" calcext:value-type="float">
            <text:p>4978.72727272727</text:p>
          </table:table-cell>
          <table:table-cell office:value-type="float" office:value="37511.6363636364" calcext:value-type="float">
            <text:p>37511.6363636364</text:p>
          </table:table-cell>
          <table:table-cell table:style-name="ce2" table:formula="of:=[.C14]/1000" office:value-type="float" office:value="37.5116363636364" calcext:value-type="float">
            <text:p>37.5</text:p>
          </table:table-cell>
        </table:table-row>
        <table:table-row table:style-name="ro1">
          <table:table-cell office:value-type="date" office:date-value="2015-11-16T13:00:00" calcext:value-type="date">
            <text:p>16 Nov 15 13:00</text:p>
          </table:table-cell>
          <table:table-cell office:value-type="float" office:value="4938.72727272727" calcext:value-type="float">
            <text:p>4938.72727272727</text:p>
          </table:table-cell>
          <table:table-cell office:value-type="float" office:value="37684.6363636364" calcext:value-type="float">
            <text:p>37684.6363636364</text:p>
          </table:table-cell>
          <table:table-cell table:style-name="ce2" table:formula="of:=[.C15]/1000" office:value-type="float" office:value="37.6846363636364" calcext:value-type="float">
            <text:p>37.7</text:p>
          </table:table-cell>
        </table:table-row>
        <table:table-row table:style-name="ro1">
          <table:table-cell office:value-type="date" office:date-value="2015-11-16T14:00:00" calcext:value-type="date">
            <text:p>16 Nov 15 14:00</text:p>
          </table:table-cell>
          <table:table-cell office:value-type="float" office:value="5175.90909090909" calcext:value-type="float">
            <text:p>5175.90909090909</text:p>
          </table:table-cell>
          <table:table-cell office:value-type="float" office:value="38029.6363636364" calcext:value-type="float">
            <text:p>38029.6363636364</text:p>
          </table:table-cell>
          <table:table-cell table:style-name="ce2" table:formula="of:=[.C16]/1000" office:value-type="float" office:value="38.0296363636364" calcext:value-type="float">
            <text:p>38.0</text:p>
          </table:table-cell>
        </table:table-row>
        <table:table-row table:style-name="ro1">
          <table:table-cell office:value-type="date" office:date-value="2015-11-16T15:00:00" calcext:value-type="date">
            <text:p>16 Nov 15 15:00</text:p>
          </table:table-cell>
          <table:table-cell office:value-type="float" office:value="5056.36363636364" calcext:value-type="float">
            <text:p>5056.36363636364</text:p>
          </table:table-cell>
          <table:table-cell office:value-type="float" office:value="39248.5454545455" calcext:value-type="float">
            <text:p>39248.5454545455</text:p>
          </table:table-cell>
          <table:table-cell table:style-name="ce2" table:formula="of:=[.C17]/1000" office:value-type="float" office:value="39.2485454545455" calcext:value-type="float">
            <text:p>39.2</text:p>
          </table:table-cell>
        </table:table-row>
        <table:table-row table:style-name="ro1">
          <table:table-cell office:value-type="date" office:date-value="2015-11-16T16:00:00" calcext:value-type="date">
            <text:p>16 Nov 15 16:00</text:p>
          </table:table-cell>
          <table:table-cell office:value-type="float" office:value="5213.90909090909" calcext:value-type="float">
            <text:p>5213.90909090909</text:p>
          </table:table-cell>
          <table:table-cell office:value-type="float" office:value="43629.1818181818" calcext:value-type="float">
            <text:p>43629.1818181818</text:p>
          </table:table-cell>
          <table:table-cell table:style-name="ce2" table:formula="of:=[.C18]/1000" office:value-type="float" office:value="43.6291818181818" calcext:value-type="float">
            <text:p>43.6</text:p>
          </table:table-cell>
        </table:table-row>
        <table:table-row table:style-name="ro1">
          <table:table-cell office:value-type="date" office:date-value="2015-11-16T17:00:00" calcext:value-type="date">
            <text:p>16 Nov 15 17:00</text:p>
          </table:table-cell>
          <table:table-cell office:value-type="float" office:value="5275.63636363636" calcext:value-type="float">
            <text:p>5275.63636363636</text:p>
          </table:table-cell>
          <table:table-cell office:value-type="float" office:value="46231" calcext:value-type="float">
            <text:p>46231</text:p>
          </table:table-cell>
          <table:table-cell table:style-name="ce2" table:formula="of:=[.C19]/1000" office:value-type="float" office:value="46.231" calcext:value-type="float">
            <text:p>46.2</text:p>
          </table:table-cell>
        </table:table-row>
        <table:table-row table:style-name="ro1">
          <table:table-cell office:value-type="date" office:date-value="2015-11-16T18:00:00" calcext:value-type="date">
            <text:p>16 Nov 15 18:00</text:p>
          </table:table-cell>
          <table:table-cell office:value-type="float" office:value="5165.90909090909" calcext:value-type="float">
            <text:p>5165.90909090909</text:p>
          </table:table-cell>
          <table:table-cell office:value-type="float" office:value="45295.4545454545" calcext:value-type="float">
            <text:p>45295.4545454545</text:p>
          </table:table-cell>
          <table:table-cell table:style-name="ce2" table:formula="of:=[.C20]/1000" office:value-type="float" office:value="45.2954545454545" calcext:value-type="float">
            <text:p>45.3</text:p>
          </table:table-cell>
        </table:table-row>
        <table:table-row table:style-name="ro1">
          <table:table-cell office:value-type="date" office:date-value="2015-11-16T19:00:00" calcext:value-type="date">
            <text:p>16 Nov 15 19:00</text:p>
          </table:table-cell>
          <table:table-cell office:value-type="float" office:value="4807.72727272727" calcext:value-type="float">
            <text:p>4807.72727272727</text:p>
          </table:table-cell>
          <table:table-cell office:value-type="float" office:value="43337" calcext:value-type="float">
            <text:p>43337</text:p>
          </table:table-cell>
          <table:table-cell table:style-name="ce2" table:formula="of:=[.C21]/1000" office:value-type="float" office:value="43.337" calcext:value-type="float">
            <text:p>43.3</text:p>
          </table:table-cell>
        </table:table-row>
        <table:table-row table:style-name="ro1">
          <table:table-cell office:value-type="date" office:date-value="2015-11-16T20:00:00" calcext:value-type="date">
            <text:p>16 Nov 15 20:00</text:p>
          </table:table-cell>
          <table:table-cell office:value-type="float" office:value="4880.09090909091" calcext:value-type="float">
            <text:p>4880.09090909091</text:p>
          </table:table-cell>
          <table:table-cell office:value-type="float" office:value="40638.4545454545" calcext:value-type="float">
            <text:p>40638.4545454545</text:p>
          </table:table-cell>
          <table:table-cell table:style-name="ce2" table:formula="of:=[.C22]/1000" office:value-type="float" office:value="40.6384545454545" calcext:value-type="float">
            <text:p>40.6</text:p>
          </table:table-cell>
        </table:table-row>
        <table:table-row table:style-name="ro1">
          <table:table-cell office:value-type="date" office:date-value="2015-11-16T21:00:00" calcext:value-type="date">
            <text:p>16 Nov 15 21:00</text:p>
          </table:table-cell>
          <table:table-cell office:value-type="float" office:value="4736.45454545455" calcext:value-type="float">
            <text:p>4736.45454545455</text:p>
          </table:table-cell>
          <table:table-cell office:value-type="float" office:value="36959.5454545455" calcext:value-type="float">
            <text:p>36959.5454545455</text:p>
          </table:table-cell>
          <table:table-cell table:style-name="ce2" table:formula="of:=[.C23]/1000" office:value-type="float" office:value="36.9595454545455" calcext:value-type="float">
            <text:p>37.0</text:p>
          </table:table-cell>
        </table:table-row>
        <table:table-row table:style-name="ro1">
          <table:table-cell office:value-type="date" office:date-value="2015-11-16T22:00:00" calcext:value-type="date">
            <text:p>16 Nov 15 22:00</text:p>
          </table:table-cell>
          <table:table-cell office:value-type="float" office:value="4391.72727272727" calcext:value-type="float">
            <text:p>4391.72727272727</text:p>
          </table:table-cell>
          <table:table-cell office:value-type="float" office:value="32544.0909090909" calcext:value-type="float">
            <text:p>32544.0909090909</text:p>
          </table:table-cell>
          <table:table-cell table:style-name="ce2" table:formula="of:=[.C24]/1000" office:value-type="float" office:value="32.5440909090909" calcext:value-type="float">
            <text:p>32.5</text:p>
          </table:table-cell>
        </table:table-row>
        <table:table-row table:style-name="ro1">
          <table:table-cell office:value-type="date" office:date-value="2015-11-16T23:00:00" calcext:value-type="date">
            <text:p>16 Nov 15 23:00</text:p>
          </table:table-cell>
          <table:table-cell office:value-type="float" office:value="4013.45454545455" calcext:value-type="float">
            <text:p>4013.45454545455</text:p>
          </table:table-cell>
          <table:table-cell office:value-type="float" office:value="28233.9090909091" calcext:value-type="float">
            <text:p>28233.9090909091</text:p>
          </table:table-cell>
          <table:table-cell table:style-name="ce2" table:formula="of:=[.C25]/1000" office:value-type="float" office:value="28.2339090909091" calcext:value-type="float">
            <text:p>28.2</text:p>
          </table:table-cell>
        </table:table-row>
        <table:table-row table:style-name="ro1">
          <table:table-cell office:value-type="date" office:date-value="2015-11-17" calcext:value-type="date">
            <text:p>17 Nov 15 00:00</text:p>
          </table:table-cell>
          <table:table-cell office:value-type="float" office:value="3538.81818181818" calcext:value-type="float">
            <text:p>3538.81818181818</text:p>
          </table:table-cell>
          <table:table-cell office:value-type="float" office:value="27207.8181818182" calcext:value-type="float">
            <text:p>27207.8181818182</text:p>
          </table:table-cell>
          <table:table-cell table:style-name="ce2" table:formula="of:=[.C26]/1000" office:value-type="float" office:value="27.2078181818182" calcext:value-type="float">
            <text:p>27.2</text:p>
          </table:table-cell>
        </table:table-row>
        <table:table-row table:style-name="ro1">
          <table:table-cell office:value-type="date" office:date-value="2015-11-17T01:00:00" calcext:value-type="date">
            <text:p>17 Nov 15 01:00</text:p>
          </table:table-cell>
          <table:table-cell office:value-type="float" office:value="3210" calcext:value-type="float">
            <text:p>3210</text:p>
          </table:table-cell>
          <table:table-cell office:value-type="float" office:value="27285.5454545455" calcext:value-type="float">
            <text:p>27285.5454545455</text:p>
          </table:table-cell>
          <table:table-cell table:style-name="ce2" table:formula="of:=[.C27]/1000" office:value-type="float" office:value="27.2855454545455" calcext:value-type="float">
            <text:p>27.3</text:p>
          </table:table-cell>
        </table:table-row>
        <table:table-row table:style-name="ro1">
          <table:table-cell office:value-type="date" office:date-value="2015-11-17T02:00:00" calcext:value-type="date">
            <text:p>17 Nov 15 02:00</text:p>
          </table:table-cell>
          <table:table-cell office:value-type="float" office:value="3064" calcext:value-type="float">
            <text:p>3064</text:p>
          </table:table-cell>
          <table:table-cell office:value-type="float" office:value="26710.6363636364" calcext:value-type="float">
            <text:p>26710.6363636364</text:p>
          </table:table-cell>
          <table:table-cell table:style-name="ce2" table:formula="of:=[.C28]/1000" office:value-type="float" office:value="26.7106363636364" calcext:value-type="float">
            <text:p>26.7</text:p>
          </table:table-cell>
        </table:table-row>
        <table:table-row table:style-name="ro1">
          <table:table-cell office:value-type="date" office:date-value="2015-11-17T03:00:00" calcext:value-type="date">
            <text:p>17 Nov 15 03:00</text:p>
          </table:table-cell>
          <table:table-cell office:value-type="float" office:value="3601.18181818182" calcext:value-type="float">
            <text:p>3601.18181818182</text:p>
          </table:table-cell>
          <table:table-cell office:value-type="float" office:value="25690.1818181818" calcext:value-type="float">
            <text:p>25690.1818181818</text:p>
          </table:table-cell>
          <table:table-cell table:style-name="ce2" table:formula="of:=[.C29]/1000" office:value-type="float" office:value="25.6901818181818" calcext:value-type="float">
            <text:p>25.7</text:p>
          </table:table-cell>
        </table:table-row>
        <table:table-row table:style-name="ro1">
          <table:table-cell office:value-type="date" office:date-value="2015-11-17T04:00:00" calcext:value-type="date">
            <text:p>17 Nov 15 04:00</text:p>
          </table:table-cell>
          <table:table-cell office:value-type="float" office:value="3797.09090909091" calcext:value-type="float">
            <text:p>3797.09090909091</text:p>
          </table:table-cell>
          <table:table-cell office:value-type="float" office:value="25326.6363636364" calcext:value-type="float">
            <text:p>25326.6363636364</text:p>
          </table:table-cell>
          <table:table-cell table:style-name="ce2" table:formula="of:=[.C30]/1000" office:value-type="float" office:value="25.3266363636364" calcext:value-type="float">
            <text:p>25.3</text:p>
          </table:table-cell>
        </table:table-row>
        <table:table-row table:style-name="ro1">
          <table:table-cell office:value-type="date" office:date-value="2015-11-17T05:00:00" calcext:value-type="date">
            <text:p>17 Nov 15 05:00</text:p>
          </table:table-cell>
          <table:table-cell office:value-type="float" office:value="3569.36363636364" calcext:value-type="float">
            <text:p>3569.36363636364</text:p>
          </table:table-cell>
          <table:table-cell office:value-type="float" office:value="26318.2727272727" calcext:value-type="float">
            <text:p>26318.2727272727</text:p>
          </table:table-cell>
          <table:table-cell table:style-name="ce2" table:formula="of:=[.C31]/1000" office:value-type="float" office:value="26.3182727272727" calcext:value-type="float">
            <text:p>26.3</text:p>
          </table:table-cell>
        </table:table-row>
        <table:table-row table:style-name="ro1">
          <table:table-cell office:value-type="date" office:date-value="2015-11-17T06:00:00" calcext:value-type="date">
            <text:p>17 Nov 15 06:00</text:p>
          </table:table-cell>
          <table:table-cell office:value-type="float" office:value="3386.63636363636" calcext:value-type="float">
            <text:p>3386.63636363636</text:p>
          </table:table-cell>
          <table:table-cell office:value-type="float" office:value="30052.1818181818" calcext:value-type="float">
            <text:p>30052.1818181818</text:p>
          </table:table-cell>
          <table:table-cell table:style-name="ce2" table:formula="of:=[.C32]/1000" office:value-type="float" office:value="30.0521818181818" calcext:value-type="float">
            <text:p>30.1</text:p>
          </table:table-cell>
        </table:table-row>
        <table:table-row table:style-name="ro1">
          <table:table-cell office:value-type="date" office:date-value="2015-11-17T07:00:00" calcext:value-type="date">
            <text:p>17 Nov 15 07:00</text:p>
          </table:table-cell>
          <table:table-cell office:value-type="float" office:value="3777.72727272727" calcext:value-type="float">
            <text:p>3777.72727272727</text:p>
          </table:table-cell>
          <table:table-cell office:value-type="float" office:value="37102.7272727273" calcext:value-type="float">
            <text:p>37102.7272727273</text:p>
          </table:table-cell>
          <table:table-cell table:style-name="ce2" table:formula="of:=[.C33]/1000" office:value-type="float" office:value="37.1027272727273" calcext:value-type="float">
            <text:p>37.1</text:p>
          </table:table-cell>
        </table:table-row>
        <table:table-row table:style-name="ro1">
          <table:table-cell office:value-type="date" office:date-value="2015-11-17T08:00:00" calcext:value-type="date">
            <text:p>17 Nov 15 08:00</text:p>
          </table:table-cell>
          <table:table-cell office:value-type="float" office:value="3597.90909090909" calcext:value-type="float">
            <text:p>3597.90909090909</text:p>
          </table:table-cell>
          <table:table-cell office:value-type="float" office:value="39231.9090909091" calcext:value-type="float">
            <text:p>39231.9090909091</text:p>
          </table:table-cell>
          <table:table-cell table:style-name="ce2" table:formula="of:=[.C34]/1000" office:value-type="float" office:value="39.2319090909091" calcext:value-type="float">
            <text:p>39.2</text:p>
          </table:table-cell>
        </table:table-row>
        <table:table-row table:style-name="ro1">
          <table:table-cell office:value-type="date" office:date-value="2015-11-17T09:00:00" calcext:value-type="date">
            <text:p>17 Nov 15 09:00</text:p>
          </table:table-cell>
          <table:table-cell office:value-type="float" office:value="3255.54545454545" calcext:value-type="float">
            <text:p>3255.54545454545</text:p>
          </table:table-cell>
          <table:table-cell office:value-type="float" office:value="39922.3636363636" calcext:value-type="float">
            <text:p>39922.3636363636</text:p>
          </table:table-cell>
          <table:table-cell table:style-name="ce2" table:formula="of:=[.C35]/1000" office:value-type="float" office:value="39.9223636363636" calcext:value-type="float">
            <text:p>39.9</text:p>
          </table:table-cell>
        </table:table-row>
        <table:table-row table:style-name="ro1">
          <table:table-cell office:value-type="date" office:date-value="2015-11-17T10:00:00" calcext:value-type="date">
            <text:p>17 Nov 15 10:00</text:p>
          </table:table-cell>
          <table:table-cell office:value-type="float" office:value="3008.63636363636" calcext:value-type="float">
            <text:p>3008.63636363636</text:p>
          </table:table-cell>
          <table:table-cell office:value-type="float" office:value="40167.6363636364" calcext:value-type="float">
            <text:p>40167.6363636364</text:p>
          </table:table-cell>
          <table:table-cell table:style-name="ce2" table:formula="of:=[.C36]/1000" office:value-type="float" office:value="40.1676363636364" calcext:value-type="float">
            <text:p>40.2</text:p>
          </table:table-cell>
        </table:table-row>
        <table:table-row table:style-name="ro1">
          <table:table-cell office:value-type="date" office:date-value="2015-11-17T11:00:00" calcext:value-type="date">
            <text:p>17 Nov 15 11:00</text:p>
          </table:table-cell>
          <table:table-cell office:value-type="float" office:value="2855.45454545455" calcext:value-type="float">
            <text:p>2855.45454545455</text:p>
          </table:table-cell>
          <table:table-cell office:value-type="float" office:value="40383.7272727273" calcext:value-type="float">
            <text:p>40383.7272727273</text:p>
          </table:table-cell>
          <table:table-cell table:style-name="ce2" table:formula="of:=[.C37]/1000" office:value-type="float" office:value="40.3837272727273" calcext:value-type="float">
            <text:p>40.4</text:p>
          </table:table-cell>
        </table:table-row>
        <table:table-row table:style-name="ro1">
          <table:table-cell office:value-type="date" office:date-value="2015-11-17T12:00:00" calcext:value-type="date">
            <text:p>17 Nov 15 12:00</text:p>
          </table:table-cell>
          <table:table-cell office:value-type="float" office:value="2890.36363636364" calcext:value-type="float">
            <text:p>2890.36363636364</text:p>
          </table:table-cell>
          <table:table-cell office:value-type="float" office:value="40446.9090909091" calcext:value-type="float">
            <text:p>40446.9090909091</text:p>
          </table:table-cell>
          <table:table-cell table:style-name="ce2" table:formula="of:=[.C38]/1000" office:value-type="float" office:value="40.4469090909091" calcext:value-type="float">
            <text:p>40.4</text:p>
          </table:table-cell>
        </table:table-row>
        <table:table-row table:style-name="ro1">
          <table:table-cell office:value-type="date" office:date-value="2015-11-17T13:00:00" calcext:value-type="date">
            <text:p>17 Nov 15 13:00</text:p>
          </table:table-cell>
          <table:table-cell office:value-type="float" office:value="3259.18181818182" calcext:value-type="float">
            <text:p>3259.18181818182</text:p>
          </table:table-cell>
          <table:table-cell office:value-type="float" office:value="40543.9090909091" calcext:value-type="float">
            <text:p>40543.9090909091</text:p>
          </table:table-cell>
          <table:table-cell table:style-name="ce2" table:formula="of:=[.C39]/1000" office:value-type="float" office:value="40.5439090909091" calcext:value-type="float">
            <text:p>40.5</text:p>
          </table:table-cell>
        </table:table-row>
        <table:table-row table:style-name="ro1">
          <table:table-cell office:value-type="date" office:date-value="2015-11-17T14:00:00" calcext:value-type="date">
            <text:p>17 Nov 15 14:00</text:p>
          </table:table-cell>
          <table:table-cell office:value-type="float" office:value="3443.27272727273" calcext:value-type="float">
            <text:p>3443.27272727273</text:p>
          </table:table-cell>
          <table:table-cell office:value-type="float" office:value="40123.4545454545" calcext:value-type="float">
            <text:p>40123.4545454545</text:p>
          </table:table-cell>
          <table:table-cell table:style-name="ce2" table:formula="of:=[.C40]/1000" office:value-type="float" office:value="40.1234545454545" calcext:value-type="float">
            <text:p>40.1</text:p>
          </table:table-cell>
        </table:table-row>
        <table:table-row table:style-name="ro1">
          <table:table-cell office:value-type="date" office:date-value="2015-11-17T15:00:00" calcext:value-type="date">
            <text:p>17 Nov 15 15:00</text:p>
          </table:table-cell>
          <table:table-cell office:value-type="float" office:value="3627.09090909091" calcext:value-type="float">
            <text:p>3627.09090909091</text:p>
          </table:table-cell>
          <table:table-cell office:value-type="float" office:value="40114.9090909091" calcext:value-type="float">
            <text:p>40114.9090909091</text:p>
          </table:table-cell>
          <table:table-cell table:style-name="ce2" table:formula="of:=[.C41]/1000" office:value-type="float" office:value="40.1149090909091" calcext:value-type="float">
            <text:p>40.1</text:p>
          </table:table-cell>
        </table:table-row>
        <table:table-row table:style-name="ro1">
          <table:table-cell office:value-type="date" office:date-value="2015-11-17T16:00:00" calcext:value-type="date">
            <text:p>17 Nov 15 16:00</text:p>
          </table:table-cell>
          <table:table-cell office:value-type="float" office:value="3593" calcext:value-type="float">
            <text:p>3593</text:p>
          </table:table-cell>
          <table:table-cell office:value-type="float" office:value="43346.0909090909" calcext:value-type="float">
            <text:p>43346.0909090909</text:p>
          </table:table-cell>
          <table:table-cell table:style-name="ce2" table:formula="of:=[.C42]/1000" office:value-type="float" office:value="43.3460909090909" calcext:value-type="float">
            <text:p>43.3</text:p>
          </table:table-cell>
        </table:table-row>
        <table:table-row table:style-name="ro1">
          <table:table-cell office:value-type="date" office:date-value="2015-11-17T17:00:00" calcext:value-type="date">
            <text:p>17 Nov 15 17:00</text:p>
          </table:table-cell>
          <table:table-cell office:value-type="float" office:value="3527.45454545455" calcext:value-type="float">
            <text:p>3527.45454545455</text:p>
          </table:table-cell>
          <table:table-cell office:value-type="float" office:value="45817.0909090909" calcext:value-type="float">
            <text:p>45817.0909090909</text:p>
          </table:table-cell>
          <table:table-cell table:style-name="ce2" table:formula="of:=[.C43]/1000" office:value-type="float" office:value="45.8170909090909" calcext:value-type="float">
            <text:p>45.8</text:p>
          </table:table-cell>
        </table:table-row>
        <table:table-row table:style-name="ro1">
          <table:table-cell office:value-type="date" office:date-value="2015-11-17T18:00:00" calcext:value-type="date">
            <text:p>17 Nov 15 18:00</text:p>
          </table:table-cell>
          <table:table-cell office:value-type="float" office:value="3569.81818181818" calcext:value-type="float">
            <text:p>3569.81818181818</text:p>
          </table:table-cell>
          <table:table-cell office:value-type="float" office:value="45512.9090909091" calcext:value-type="float">
            <text:p>45512.9090909091</text:p>
          </table:table-cell>
          <table:table-cell table:style-name="ce2" table:formula="of:=[.C44]/1000" office:value-type="float" office:value="45.5129090909091" calcext:value-type="float">
            <text:p>45.5</text:p>
          </table:table-cell>
        </table:table-row>
        <table:table-row table:style-name="ro1">
          <table:table-cell office:value-type="date" office:date-value="2015-11-17T19:00:00" calcext:value-type="date">
            <text:p>17 Nov 15 19:00</text:p>
          </table:table-cell>
          <table:table-cell office:value-type="float" office:value="3941.81818181818" calcext:value-type="float">
            <text:p>3941.81818181818</text:p>
          </table:table-cell>
          <table:table-cell office:value-type="float" office:value="43174.2727272727" calcext:value-type="float">
            <text:p>43174.2727272727</text:p>
          </table:table-cell>
          <table:table-cell table:style-name="ce2" table:formula="of:=[.C45]/1000" office:value-type="float" office:value="43.1742727272727" calcext:value-type="float">
            <text:p>43.2</text:p>
          </table:table-cell>
        </table:table-row>
        <table:table-row table:style-name="ro1">
          <table:table-cell office:value-type="date" office:date-value="2015-11-17T20:00:00" calcext:value-type="date">
            <text:p>17 Nov 15 20:00</text:p>
          </table:table-cell>
          <table:table-cell office:value-type="float" office:value="4381.45454545455" calcext:value-type="float">
            <text:p>4381.45454545455</text:p>
          </table:table-cell>
          <table:table-cell office:value-type="float" office:value="40221.9090909091" calcext:value-type="float">
            <text:p>40221.9090909091</text:p>
          </table:table-cell>
          <table:table-cell table:style-name="ce2" table:formula="of:=[.C46]/1000" office:value-type="float" office:value="40.2219090909091" calcext:value-type="float">
            <text:p>40.2</text:p>
          </table:table-cell>
        </table:table-row>
        <table:table-row table:style-name="ro1">
          <table:table-cell office:value-type="date" office:date-value="2015-11-17T21:00:00" calcext:value-type="date">
            <text:p>17 Nov 15 21:00</text:p>
          </table:table-cell>
          <table:table-cell office:value-type="float" office:value="4122.36363636364" calcext:value-type="float">
            <text:p>4122.36363636364</text:p>
          </table:table-cell>
          <table:table-cell office:value-type="float" office:value="36103.8181818182" calcext:value-type="float">
            <text:p>36103.8181818182</text:p>
          </table:table-cell>
          <table:table-cell table:style-name="ce2" table:formula="of:=[.C47]/1000" office:value-type="float" office:value="36.1038181818182" calcext:value-type="float">
            <text:p>36.1</text:p>
          </table:table-cell>
        </table:table-row>
        <table:table-row table:style-name="ro1">
          <table:table-cell office:value-type="date" office:date-value="2015-11-17T22:00:00" calcext:value-type="date">
            <text:p>17 Nov 15 22:00</text:p>
          </table:table-cell>
          <table:table-cell office:value-type="float" office:value="3989.72727272727" calcext:value-type="float">
            <text:p>3989.72727272727</text:p>
          </table:table-cell>
          <table:table-cell office:value-type="float" office:value="31075.4545454545" calcext:value-type="float">
            <text:p>31075.4545454545</text:p>
          </table:table-cell>
          <table:table-cell table:style-name="ce2" table:formula="of:=[.C48]/1000" office:value-type="float" office:value="31.0754545454545" calcext:value-type="float">
            <text:p>31.1</text:p>
          </table:table-cell>
        </table:table-row>
        <table:table-row table:style-name="ro1">
          <table:table-cell office:value-type="date" office:date-value="2015-11-17T23:00:00" calcext:value-type="date">
            <text:p>17 Nov 15 23:00</text:p>
          </table:table-cell>
          <table:table-cell office:value-type="float" office:value="3893.83333333333" calcext:value-type="float">
            <text:p>3893.83333333333</text:p>
          </table:table-cell>
          <table:table-cell office:value-type="float" office:value="26901.8333333333" calcext:value-type="float">
            <text:p>26901.8333333333</text:p>
          </table:table-cell>
          <table:table-cell table:style-name="ce2" table:formula="of:=[.C49]/1000" office:value-type="float" office:value="26.9018333333333" calcext:value-type="float">
            <text:p>26.9</text:p>
          </table:table-cell>
        </table:table-row>
        <table:table-row table:style-name="ro1">
          <table:table-cell office:value-type="date" office:date-value="2015-11-18" calcext:value-type="date">
            <text:p>18 Nov 15 00:00</text:p>
          </table:table-cell>
          <table:table-cell office:value-type="float" office:value="4256.18181818182" calcext:value-type="float">
            <text:p>4256.18181818182</text:p>
          </table:table-cell>
          <table:table-cell office:value-type="float" office:value="26435.6363636364" calcext:value-type="float">
            <text:p>26435.6363636364</text:p>
          </table:table-cell>
          <table:table-cell table:style-name="ce2" table:formula="of:=[.C50]/1000" office:value-type="float" office:value="26.4356363636364" calcext:value-type="float">
            <text:p>26.4</text:p>
          </table:table-cell>
        </table:table-row>
        <table:table-row table:style-name="ro1">
          <table:table-cell office:value-type="date" office:date-value="2015-11-18T01:00:00" calcext:value-type="date">
            <text:p>18 Nov 15 01:00</text:p>
          </table:table-cell>
          <table:table-cell office:value-type="float" office:value="4736.09090909091" calcext:value-type="float">
            <text:p>4736.09090909091</text:p>
          </table:table-cell>
          <table:table-cell office:value-type="float" office:value="26251.0909090909" calcext:value-type="float">
            <text:p>26251.0909090909</text:p>
          </table:table-cell>
          <table:table-cell table:style-name="ce2" table:formula="of:=[.C51]/1000" office:value-type="float" office:value="26.2510909090909" calcext:value-type="float">
            <text:p>26.3</text:p>
          </table:table-cell>
        </table:table-row>
        <table:table-row table:style-name="ro1">
          <table:table-cell office:value-type="date" office:date-value="2015-11-18T02:00:00" calcext:value-type="date">
            <text:p>18 Nov 15 02:00</text:p>
          </table:table-cell>
          <table:table-cell office:value-type="float" office:value="4856.18181818182" calcext:value-type="float">
            <text:p>4856.18181818182</text:p>
          </table:table-cell>
          <table:table-cell office:value-type="float" office:value="25621.9090909091" calcext:value-type="float">
            <text:p>25621.9090909091</text:p>
          </table:table-cell>
          <table:table-cell table:style-name="ce2" table:formula="of:=[.C52]/1000" office:value-type="float" office:value="25.6219090909091" calcext:value-type="float">
            <text:p>25.6</text:p>
          </table:table-cell>
        </table:table-row>
        <table:table-row table:style-name="ro1">
          <table:table-cell office:value-type="date" office:date-value="2015-11-18T03:00:00" calcext:value-type="date">
            <text:p>18 Nov 15 03:00</text:p>
          </table:table-cell>
          <table:table-cell office:value-type="float" office:value="4531.90909090909" calcext:value-type="float">
            <text:p>4531.90909090909</text:p>
          </table:table-cell>
          <table:table-cell office:value-type="float" office:value="25259.9090909091" calcext:value-type="float">
            <text:p>25259.9090909091</text:p>
          </table:table-cell>
          <table:table-cell table:style-name="ce2" table:formula="of:=[.C53]/1000" office:value-type="float" office:value="25.2599090909091" calcext:value-type="float">
            <text:p>25.3</text:p>
          </table:table-cell>
        </table:table-row>
        <table:table-row table:style-name="ro1">
          <table:table-cell office:value-type="date" office:date-value="2015-11-18T04:00:00" calcext:value-type="date">
            <text:p>18 Nov 15 04:00</text:p>
          </table:table-cell>
          <table:table-cell office:value-type="float" office:value="4645" calcext:value-type="float">
            <text:p>4645</text:p>
          </table:table-cell>
          <table:table-cell office:value-type="float" office:value="25038.2727272727" calcext:value-type="float">
            <text:p>25038.2727272727</text:p>
          </table:table-cell>
          <table:table-cell table:style-name="ce2" table:formula="of:=[.C54]/1000" office:value-type="float" office:value="25.0382727272727" calcext:value-type="float">
            <text:p>25.0</text:p>
          </table:table-cell>
        </table:table-row>
        <table:table-row table:style-name="ro1">
          <table:table-cell office:value-type="date" office:date-value="2015-11-18T05:00:00" calcext:value-type="date">
            <text:p>18 Nov 15 05:00</text:p>
          </table:table-cell>
          <table:table-cell office:value-type="float" office:value="4374.09090909091" calcext:value-type="float">
            <text:p>4374.09090909091</text:p>
          </table:table-cell>
          <table:table-cell office:value-type="float" office:value="26078.7272727273" calcext:value-type="float">
            <text:p>26078.7272727273</text:p>
          </table:table-cell>
          <table:table-cell table:style-name="ce2" table:formula="of:=[.C55]/1000" office:value-type="float" office:value="26.0787272727273" calcext:value-type="float">
            <text:p>26.1</text:p>
          </table:table-cell>
        </table:table-row>
        <table:table-row table:style-name="ro1">
          <table:table-cell office:value-type="date" office:date-value="2015-11-18T06:00:00" calcext:value-type="date">
            <text:p>18 Nov 15 06:00</text:p>
          </table:table-cell>
          <table:table-cell office:value-type="float" office:value="4383.54545454546" calcext:value-type="float">
            <text:p>4383.54545454546</text:p>
          </table:table-cell>
          <table:table-cell office:value-type="float" office:value="29799.1818181818" calcext:value-type="float">
            <text:p>29799.1818181818</text:p>
          </table:table-cell>
          <table:table-cell table:style-name="ce2" table:formula="of:=[.C56]/1000" office:value-type="float" office:value="29.7991818181818" calcext:value-type="float">
            <text:p>29.8</text:p>
          </table:table-cell>
        </table:table-row>
        <table:table-row table:style-name="ro1">
          <table:table-cell office:value-type="date" office:date-value="2015-11-18T07:00:00" calcext:value-type="date">
            <text:p>18 Nov 15 07:00</text:p>
          </table:table-cell>
          <table:table-cell office:value-type="float" office:value="4769.81818181818" calcext:value-type="float">
            <text:p>4769.81818181818</text:p>
          </table:table-cell>
          <table:table-cell office:value-type="float" office:value="36051.4545454545" calcext:value-type="float">
            <text:p>36051.4545454545</text:p>
          </table:table-cell>
          <table:table-cell table:style-name="ce2" table:formula="of:=[.C57]/1000" office:value-type="float" office:value="36.0514545454545" calcext:value-type="float">
            <text:p>36.1</text:p>
          </table:table-cell>
        </table:table-row>
        <table:table-row table:style-name="ro1">
          <table:table-cell office:value-type="date" office:date-value="2015-11-18T08:00:00" calcext:value-type="date">
            <text:p>18 Nov 15 08:00</text:p>
          </table:table-cell>
          <table:table-cell office:value-type="float" office:value="4901.90909090909" calcext:value-type="float">
            <text:p>4901.90909090909</text:p>
          </table:table-cell>
          <table:table-cell office:value-type="float" office:value="37307.7272727273" calcext:value-type="float">
            <text:p>37307.7272727273</text:p>
          </table:table-cell>
          <table:table-cell table:style-name="ce2" table:formula="of:=[.C58]/1000" office:value-type="float" office:value="37.3077272727273" calcext:value-type="float">
            <text:p>37.3</text:p>
          </table:table-cell>
        </table:table-row>
        <table:table-row table:style-name="ro1">
          <table:table-cell office:value-type="date" office:date-value="2015-11-18T09:00:00" calcext:value-type="date">
            <text:p>18 Nov 15 09:00</text:p>
          </table:table-cell>
          <table:table-cell office:value-type="float" office:value="5145" calcext:value-type="float">
            <text:p>5145</text:p>
          </table:table-cell>
          <table:table-cell office:value-type="float" office:value="37249.2727272727" calcext:value-type="float">
            <text:p>37249.2727272727</text:p>
          </table:table-cell>
          <table:table-cell table:style-name="ce2" table:formula="of:=[.C59]/1000" office:value-type="float" office:value="37.2492727272727" calcext:value-type="float">
            <text:p>37.2</text:p>
          </table:table-cell>
        </table:table-row>
        <table:table-row table:style-name="ro1">
          <table:table-cell office:value-type="date" office:date-value="2015-11-18T10:00:00" calcext:value-type="date">
            <text:p>18 Nov 15 10:00</text:p>
          </table:table-cell>
          <table:table-cell office:value-type="float" office:value="5240.45454545455" calcext:value-type="float">
            <text:p>5240.45454545455</text:p>
          </table:table-cell>
          <table:table-cell office:value-type="float" office:value="36800.2727272727" calcext:value-type="float">
            <text:p>36800.2727272727</text:p>
          </table:table-cell>
          <table:table-cell table:style-name="ce2" table:formula="of:=[.C60]/1000" office:value-type="float" office:value="36.8002727272727" calcext:value-type="float">
            <text:p>36.8</text:p>
          </table:table-cell>
        </table:table-row>
        <table:table-row table:style-name="ro1">
          <table:table-cell office:value-type="date" office:date-value="2015-11-18T11:00:00" calcext:value-type="date">
            <text:p>18 Nov 15 11:00</text:p>
          </table:table-cell>
          <table:table-cell office:value-type="float" office:value="5051" calcext:value-type="float">
            <text:p>5051</text:p>
          </table:table-cell>
          <table:table-cell office:value-type="float" office:value="37423.1428571429" calcext:value-type="float">
            <text:p>37423.1428571429</text:p>
          </table:table-cell>
          <table:table-cell table:style-name="ce2" table:formula="of:=[.C61]/1000" office:value-type="float" office:value="37.4231428571429" calcext:value-type="float">
            <text:p>37.4</text:p>
          </table:table-cell>
        </table:table-row>
        <table:table-row table:style-name="ro1">
          <table:table-cell office:value-type="date" office:date-value="2015-11-18T12:00:00" calcext:value-type="date">
            <text:p>18 Nov 15 12:00</text:p>
          </table:table-cell>
          <table:table-cell office:value-type="float" office:value="5228" calcext:value-type="float">
            <text:p>5228</text:p>
          </table:table-cell>
          <table:table-cell office:value-type="float" office:value="38239.0909090909" calcext:value-type="float">
            <text:p>38239.0909090909</text:p>
          </table:table-cell>
          <table:table-cell table:style-name="ce2" table:formula="of:=[.C62]/1000" office:value-type="float" office:value="38.2390909090909" calcext:value-type="float">
            <text:p>38.2</text:p>
          </table:table-cell>
        </table:table-row>
        <table:table-row table:style-name="ro1">
          <table:table-cell office:value-type="date" office:date-value="2015-11-18T13:00:00" calcext:value-type="date">
            <text:p>18 Nov 15 13:00</text:p>
          </table:table-cell>
          <table:table-cell office:value-type="float" office:value="5384.54545454546" calcext:value-type="float">
            <text:p>5384.54545454546</text:p>
          </table:table-cell>
          <table:table-cell office:value-type="float" office:value="38195.8181818182" calcext:value-type="float">
            <text:p>38195.8181818182</text:p>
          </table:table-cell>
          <table:table-cell table:style-name="ce2" table:formula="of:=[.C63]/1000" office:value-type="float" office:value="38.1958181818182" calcext:value-type="float">
            <text:p>38.2</text:p>
          </table:table-cell>
        </table:table-row>
        <table:table-row table:style-name="ro1">
          <table:table-cell office:value-type="date" office:date-value="2015-11-18T14:00:00" calcext:value-type="date">
            <text:p>18 Nov 15 14:00</text:p>
          </table:table-cell>
          <table:table-cell office:value-type="float" office:value="5598.11111111111" calcext:value-type="float">
            <text:p>5598.11111111111</text:p>
          </table:table-cell>
          <table:table-cell office:value-type="float" office:value="38180.4444444444" calcext:value-type="float">
            <text:p>38180.4444444444</text:p>
          </table:table-cell>
          <table:table-cell table:style-name="ce2" table:formula="of:=[.C64]/1000" office:value-type="float" office:value="38.1804444444444" calcext:value-type="float">
            <text:p>38.2</text:p>
          </table:table-cell>
        </table:table-row>
        <table:table-row table:style-name="ro1">
          <table:table-cell office:value-type="date" office:date-value="2015-11-18T15:00:00" calcext:value-type="date">
            <text:p>18 Nov 15 15:00</text:p>
          </table:table-cell>
          <table:table-cell office:value-type="float" office:value="5644" calcext:value-type="float">
            <text:p>5644</text:p>
          </table:table-cell>
          <table:table-cell office:value-type="float" office:value="39183.7272727273" calcext:value-type="float">
            <text:p>39183.7272727273</text:p>
          </table:table-cell>
          <table:table-cell table:style-name="ce2" table:formula="of:=[.C65]/1000" office:value-type="float" office:value="39.1837272727273" calcext:value-type="float">
            <text:p>39.2</text:p>
          </table:table-cell>
        </table:table-row>
        <table:table-row table:style-name="ro1">
          <table:table-cell office:value-type="date" office:date-value="2015-11-18T16:00:00" calcext:value-type="date">
            <text:p>18 Nov 15 16:00</text:p>
          </table:table-cell>
          <table:table-cell office:value-type="float" office:value="5730.18181818182" calcext:value-type="float">
            <text:p>5730.18181818182</text:p>
          </table:table-cell>
          <table:table-cell office:value-type="float" office:value="42781.2727272727" calcext:value-type="float">
            <text:p>42781.2727272727</text:p>
          </table:table-cell>
          <table:table-cell table:style-name="ce2" table:formula="of:=[.C66]/1000" office:value-type="float" office:value="42.7812727272727" calcext:value-type="float">
            <text:p>42.8</text:p>
          </table:table-cell>
        </table:table-row>
        <table:table-row table:style-name="ro1">
          <table:table-cell office:value-type="date" office:date-value="2015-11-18T17:00:00" calcext:value-type="date">
            <text:p>18 Nov 15 17:00</text:p>
          </table:table-cell>
          <table:table-cell office:value-type="float" office:value="5717.5" calcext:value-type="float">
            <text:p>5717.5</text:p>
          </table:table-cell>
          <table:table-cell office:value-type="float" office:value="44925.4" calcext:value-type="float">
            <text:p>44925.4</text:p>
          </table:table-cell>
          <table:table-cell table:style-name="ce2" table:formula="of:=[.C67]/1000" office:value-type="float" office:value="44.9254" calcext:value-type="float">
            <text:p>44.9</text:p>
          </table:table-cell>
        </table:table-row>
        <table:table-row table:style-name="ro1">
          <table:table-cell office:value-type="date" office:date-value="2015-11-18T18:00:00" calcext:value-type="date">
            <text:p>18 Nov 15 18:00</text:p>
          </table:table-cell>
          <table:table-cell office:value-type="float" office:value="5787.71428571429" calcext:value-type="float">
            <text:p>5787.71428571429</text:p>
          </table:table-cell>
          <table:table-cell office:value-type="float" office:value="44533.4285714286" calcext:value-type="float">
            <text:p>44533.4285714286</text:p>
          </table:table-cell>
          <table:table-cell table:style-name="ce2" table:formula="of:=[.C68]/1000" office:value-type="float" office:value="44.5334285714286" calcext:value-type="float">
            <text:p>44.5</text:p>
          </table:table-cell>
        </table:table-row>
        <table:table-row table:style-name="ro1">
          <table:table-cell office:value-type="date" office:date-value="2015-11-18T19:00:00" calcext:value-type="date">
            <text:p>18 Nov 15 19:00</text:p>
          </table:table-cell>
          <table:table-cell office:value-type="float" office:value="5542.14285714286" calcext:value-type="float">
            <text:p>5542.14285714286</text:p>
          </table:table-cell>
          <table:table-cell office:value-type="float" office:value="42793.7142857143" calcext:value-type="float">
            <text:p>42793.7142857143</text:p>
          </table:table-cell>
          <table:table-cell table:style-name="ce2" table:formula="of:=[.C69]/1000" office:value-type="float" office:value="42.7937142857143" calcext:value-type="float">
            <text:p>42.8</text:p>
          </table:table-cell>
        </table:table-row>
        <table:table-row table:style-name="ro1">
          <table:table-cell office:value-type="date" office:date-value="2015-11-18T20:00:00" calcext:value-type="date">
            <text:p>18 Nov 15 20:00</text:p>
          </table:table-cell>
          <table:table-cell office:value-type="float" office:value="5400.25" calcext:value-type="float">
            <text:p>5400.25</text:p>
          </table:table-cell>
          <table:table-cell office:value-type="float" office:value="39104.125" calcext:value-type="float">
            <text:p>39104.125</text:p>
          </table:table-cell>
          <table:table-cell table:style-name="ce2" table:formula="of:=[.C70]/1000" office:value-type="float" office:value="39.104125" calcext:value-type="float">
            <text:p>39.1</text:p>
          </table:table-cell>
        </table:table-row>
        <table:table-row table:style-name="ro1">
          <table:table-cell office:value-type="date" office:date-value="2015-11-18T21:00:00" calcext:value-type="date">
            <text:p>18 Nov 15 21:00</text:p>
          </table:table-cell>
          <table:table-cell office:value-type="float" office:value="5468.42857142857" calcext:value-type="float">
            <text:p>5468.42857142857</text:p>
          </table:table-cell>
          <table:table-cell office:value-type="float" office:value="35674.4285714286" calcext:value-type="float">
            <text:p>35674.4285714286</text:p>
          </table:table-cell>
          <table:table-cell table:style-name="ce2" table:formula="of:=[.C71]/1000" office:value-type="float" office:value="35.6744285714286" calcext:value-type="float">
            <text:p>35.7</text:p>
          </table:table-cell>
        </table:table-row>
        <table:table-row table:style-name="ro1">
          <table:table-cell office:value-type="date" office:date-value="2015-11-18T22:00:00" calcext:value-type="date">
            <text:p>18 Nov 15 22:00</text:p>
          </table:table-cell>
          <table:table-cell office:value-type="float" office:value="5602" calcext:value-type="float">
            <text:p>5602</text:p>
          </table:table-cell>
          <table:table-cell office:value-type="float" office:value="30779.2857142857" calcext:value-type="float">
            <text:p>30779.2857142857</text:p>
          </table:table-cell>
          <table:table-cell table:style-name="ce2" table:formula="of:=[.C72]/1000" office:value-type="float" office:value="30.7792857142857" calcext:value-type="float">
            <text:p>30.8</text:p>
          </table:table-cell>
        </table:table-row>
        <table:table-row table:style-name="ro1">
          <table:table-cell office:value-type="date" office:date-value="2015-11-18T23:00:00" calcext:value-type="date">
            <text:p>18 Nov 15 23:00</text:p>
          </table:table-cell>
          <table:table-cell office:value-type="float" office:value="5593" calcext:value-type="float">
            <text:p>5593</text:p>
          </table:table-cell>
          <table:table-cell office:value-type="float" office:value="26647.8181818182" calcext:value-type="float">
            <text:p>26647.8181818182</text:p>
          </table:table-cell>
          <table:table-cell table:style-name="ce2" table:formula="of:=[.C73]/1000" office:value-type="float" office:value="26.6478181818182" calcext:value-type="float">
            <text:p>26.6</text:p>
          </table:table-cell>
        </table:table-row>
        <table:table-row table:style-name="ro1">
          <table:table-cell office:value-type="date" office:date-value="2015-11-19" calcext:value-type="date">
            <text:p>19 Nov 15 00:00</text:p>
          </table:table-cell>
          <table:table-cell office:value-type="float" office:value="5601.90909090909" calcext:value-type="float">
            <text:p>5601.90909090909</text:p>
          </table:table-cell>
          <table:table-cell office:value-type="float" office:value="26030.1818181818" calcext:value-type="float">
            <text:p>26030.1818181818</text:p>
          </table:table-cell>
          <table:table-cell table:style-name="ce2" table:formula="of:=[.C74]/1000" office:value-type="float" office:value="26.0301818181818" calcext:value-type="float">
            <text:p>26.0</text:p>
          </table:table-cell>
        </table:table-row>
        <table:table-row table:style-name="ro1">
          <table:table-cell office:value-type="date" office:date-value="2015-11-19T01:00:00" calcext:value-type="date">
            <text:p>19 Nov 15 01:00</text:p>
          </table:table-cell>
          <table:table-cell office:value-type="float" office:value="5281.63636363636" calcext:value-type="float">
            <text:p>5281.63636363636</text:p>
          </table:table-cell>
          <table:table-cell office:value-type="float" office:value="26100.4545454545" calcext:value-type="float">
            <text:p>26100.4545454545</text:p>
          </table:table-cell>
          <table:table-cell table:style-name="ce2" table:formula="of:=[.C75]/1000" office:value-type="float" office:value="26.1004545454545" calcext:value-type="float">
            <text:p>26.1</text:p>
          </table:table-cell>
        </table:table-row>
        <table:table-row table:style-name="ro1">
          <table:table-cell office:value-type="date" office:date-value="2015-11-19T02:00:00" calcext:value-type="date">
            <text:p>19 Nov 15 02:00</text:p>
          </table:table-cell>
          <table:table-cell office:value-type="float" office:value="5384.63636363636" calcext:value-type="float">
            <text:p>5384.63636363636</text:p>
          </table:table-cell>
          <table:table-cell office:value-type="float" office:value="25202.3636363636" calcext:value-type="float">
            <text:p>25202.3636363636</text:p>
          </table:table-cell>
          <table:table-cell table:style-name="ce2" table:formula="of:=[.C76]/1000" office:value-type="float" office:value="25.2023636363636" calcext:value-type="float">
            <text:p>25.2</text:p>
          </table:table-cell>
        </table:table-row>
        <table:table-row table:style-name="ro1">
          <table:table-cell office:value-type="date" office:date-value="2015-11-19T03:00:00" calcext:value-type="date">
            <text:p>19 Nov 15 03:00</text:p>
          </table:table-cell>
          <table:table-cell office:value-type="float" office:value="5694.63636363636" calcext:value-type="float">
            <text:p>5694.63636363636</text:p>
          </table:table-cell>
          <table:table-cell office:value-type="float" office:value="24603.2727272727" calcext:value-type="float">
            <text:p>24603.2727272727</text:p>
          </table:table-cell>
          <table:table-cell table:style-name="ce2" table:formula="of:=[.C77]/1000" office:value-type="float" office:value="24.6032727272727" calcext:value-type="float">
            <text:p>24.6</text:p>
          </table:table-cell>
        </table:table-row>
        <table:table-row table:style-name="ro1">
          <table:table-cell office:value-type="date" office:date-value="2015-11-19T04:00:00" calcext:value-type="date">
            <text:p>19 Nov 15 04:00</text:p>
          </table:table-cell>
          <table:table-cell office:value-type="float" office:value="5719.45454545455" calcext:value-type="float">
            <text:p>5719.45454545455</text:p>
          </table:table-cell>
          <table:table-cell office:value-type="float" office:value="24255.2727272727" calcext:value-type="float">
            <text:p>24255.2727272727</text:p>
          </table:table-cell>
          <table:table-cell table:style-name="ce2" table:formula="of:=[.C78]/1000" office:value-type="float" office:value="24.2552727272727" calcext:value-type="float">
            <text:p>24.3</text:p>
          </table:table-cell>
        </table:table-row>
        <table:table-row table:style-name="ro1">
          <table:table-cell office:value-type="date" office:date-value="2015-11-19T05:00:00" calcext:value-type="date">
            <text:p>19 Nov 15 05:00</text:p>
          </table:table-cell>
          <table:table-cell office:value-type="float" office:value="5408.18181818182" calcext:value-type="float">
            <text:p>5408.18181818182</text:p>
          </table:table-cell>
          <table:table-cell office:value-type="float" office:value="25254.6363636364" calcext:value-type="float">
            <text:p>25254.6363636364</text:p>
          </table:table-cell>
          <table:table-cell table:style-name="ce2" table:formula="of:=[.C79]/1000" office:value-type="float" office:value="25.2546363636364" calcext:value-type="float">
            <text:p>25.3</text:p>
          </table:table-cell>
        </table:table-row>
        <table:table-row table:style-name="ro1">
          <table:table-cell office:value-type="date" office:date-value="2015-11-19T06:00:00" calcext:value-type="date">
            <text:p>19 Nov 15 06:00</text:p>
          </table:table-cell>
          <table:table-cell office:value-type="float" office:value="5367.54545454546" calcext:value-type="float">
            <text:p>5367.54545454546</text:p>
          </table:table-cell>
          <table:table-cell office:value-type="float" office:value="29352.2727272727" calcext:value-type="float">
            <text:p>29352.2727272727</text:p>
          </table:table-cell>
          <table:table-cell table:style-name="ce2" table:formula="of:=[.C80]/1000" office:value-type="float" office:value="29.3522727272727" calcext:value-type="float">
            <text:p>29.4</text:p>
          </table:table-cell>
        </table:table-row>
        <table:table-row table:style-name="ro1">
          <table:table-cell office:value-type="date" office:date-value="2015-11-19T07:00:00" calcext:value-type="date">
            <text:p>19 Nov 15 07:00</text:p>
          </table:table-cell>
          <table:table-cell office:value-type="float" office:value="4927.18181818182" calcext:value-type="float">
            <text:p>4927.18181818182</text:p>
          </table:table-cell>
          <table:table-cell office:value-type="float" office:value="36321.5454545455" calcext:value-type="float">
            <text:p>36321.5454545455</text:p>
          </table:table-cell>
          <table:table-cell table:style-name="ce2" table:formula="of:=[.C81]/1000" office:value-type="float" office:value="36.3215454545455" calcext:value-type="float">
            <text:p>36.3</text:p>
          </table:table-cell>
        </table:table-row>
        <table:table-row table:style-name="ro1">
          <table:table-cell office:value-type="date" office:date-value="2015-11-19T08:00:00" calcext:value-type="date">
            <text:p>19 Nov 15 08:00</text:p>
          </table:table-cell>
          <table:table-cell office:value-type="float" office:value="4714.27272727273" calcext:value-type="float">
            <text:p>4714.27272727273</text:p>
          </table:table-cell>
          <table:table-cell office:value-type="float" office:value="39171.6363636364" calcext:value-type="float">
            <text:p>39171.6363636364</text:p>
          </table:table-cell>
          <table:table-cell table:style-name="ce2" table:formula="of:=[.C82]/1000" office:value-type="float" office:value="39.1716363636364" calcext:value-type="float">
            <text:p>39.2</text:p>
          </table:table-cell>
        </table:table-row>
        <table:table-row table:style-name="ro1">
          <table:table-cell office:value-type="date" office:date-value="2015-11-19T09:00:00" calcext:value-type="date">
            <text:p>19 Nov 15 09:00</text:p>
          </table:table-cell>
          <table:table-cell office:value-type="float" office:value="4438.90909090909" calcext:value-type="float">
            <text:p>4438.90909090909</text:p>
          </table:table-cell>
          <table:table-cell office:value-type="float" office:value="39799.6363636364" calcext:value-type="float">
            <text:p>39799.6363636364</text:p>
          </table:table-cell>
          <table:table-cell table:style-name="ce2" table:formula="of:=[.C83]/1000" office:value-type="float" office:value="39.7996363636364" calcext:value-type="float">
            <text:p>39.8</text:p>
          </table:table-cell>
        </table:table-row>
        <table:table-row table:style-name="ro1">
          <table:table-cell office:value-type="date" office:date-value="2015-11-19T10:00:00" calcext:value-type="date">
            <text:p>19 Nov 15 10:00</text:p>
          </table:table-cell>
          <table:table-cell office:value-type="float" office:value="4170" calcext:value-type="float">
            <text:p>4170</text:p>
          </table:table-cell>
          <table:table-cell office:value-type="float" office:value="40221.0909090909" calcext:value-type="float">
            <text:p>40221.0909090909</text:p>
          </table:table-cell>
          <table:table-cell table:style-name="ce2" table:formula="of:=[.C84]/1000" office:value-type="float" office:value="40.2210909090909" calcext:value-type="float">
            <text:p>40.2</text:p>
          </table:table-cell>
        </table:table-row>
        <table:table-row table:style-name="ro1">
          <table:table-cell office:value-type="date" office:date-value="2015-11-19T11:00:00" calcext:value-type="date">
            <text:p>19 Nov 15 11:00</text:p>
          </table:table-cell>
          <table:table-cell office:value-type="float" office:value="4306" calcext:value-type="float">
            <text:p>4306</text:p>
          </table:table-cell>
          <table:table-cell office:value-type="float" office:value="40552.6363636364" calcext:value-type="float">
            <text:p>40552.6363636364</text:p>
          </table:table-cell>
          <table:table-cell table:style-name="ce2" table:formula="of:=[.C85]/1000" office:value-type="float" office:value="40.5526363636364" calcext:value-type="float">
            <text:p>40.6</text:p>
          </table:table-cell>
        </table:table-row>
        <table:table-row table:style-name="ro1">
          <table:table-cell office:value-type="date" office:date-value="2015-11-19T12:00:00" calcext:value-type="date">
            <text:p>19 Nov 15 12:00</text:p>
          </table:table-cell>
          <table:table-cell office:value-type="float" office:value="4314.54545454546" calcext:value-type="float">
            <text:p>4314.54545454546</text:p>
          </table:table-cell>
          <table:table-cell office:value-type="float" office:value="40962.9090909091" calcext:value-type="float">
            <text:p>40962.9090909091</text:p>
          </table:table-cell>
          <table:table-cell table:style-name="ce2" table:formula="of:=[.C86]/1000" office:value-type="float" office:value="40.9629090909091" calcext:value-type="float">
            <text:p>41.0</text:p>
          </table:table-cell>
        </table:table-row>
        <table:table-row table:style-name="ro1">
          <table:table-cell office:value-type="date" office:date-value="2015-11-19T13:00:00" calcext:value-type="date">
            <text:p>19 Nov 15 13:00</text:p>
          </table:table-cell>
          <table:table-cell office:value-type="float" office:value="3973.72727272727" calcext:value-type="float">
            <text:p>3973.72727272727</text:p>
          </table:table-cell>
          <table:table-cell office:value-type="float" office:value="40908.7272727273" calcext:value-type="float">
            <text:p>40908.7272727273</text:p>
          </table:table-cell>
          <table:table-cell table:style-name="ce2" table:formula="of:=[.C87]/1000" office:value-type="float" office:value="40.9087272727273" calcext:value-type="float">
            <text:p>40.9</text:p>
          </table:table-cell>
        </table:table-row>
        <table:table-row table:style-name="ro1">
          <table:table-cell office:value-type="date" office:date-value="2015-11-19T14:00:00" calcext:value-type="date">
            <text:p>19 Nov 15 14:00</text:p>
          </table:table-cell>
          <table:table-cell office:value-type="float" office:value="3853.09090909091" calcext:value-type="float">
            <text:p>3853.09090909091</text:p>
          </table:table-cell>
          <table:table-cell office:value-type="float" office:value="40870" calcext:value-type="float">
            <text:p>40870</text:p>
          </table:table-cell>
          <table:table-cell table:style-name="ce2" table:formula="of:=[.C88]/1000" office:value-type="float" office:value="40.87" calcext:value-type="float">
            <text:p>40.9</text:p>
          </table:table-cell>
        </table:table-row>
        <table:table-row table:style-name="ro1">
          <table:table-cell office:value-type="date" office:date-value="2015-11-19T15:00:00" calcext:value-type="date">
            <text:p>19 Nov 15 15:00</text:p>
          </table:table-cell>
          <table:table-cell office:value-type="float" office:value="3739.90909090909" calcext:value-type="float">
            <text:p>3739.90909090909</text:p>
          </table:table-cell>
          <table:table-cell office:value-type="float" office:value="41347.8181818182" calcext:value-type="float">
            <text:p>41347.8181818182</text:p>
          </table:table-cell>
          <table:table-cell table:style-name="ce2" table:formula="of:=[.C89]/1000" office:value-type="float" office:value="41.3478181818182" calcext:value-type="float">
            <text:p>41.3</text:p>
          </table:table-cell>
        </table:table-row>
        <table:table-row table:style-name="ro1">
          <table:table-cell office:value-type="date" office:date-value="2015-11-19T16:00:00" calcext:value-type="date">
            <text:p>19 Nov 15 16:00</text:p>
          </table:table-cell>
          <table:table-cell office:value-type="float" office:value="3912.63636363636" calcext:value-type="float">
            <text:p>3912.63636363636</text:p>
          </table:table-cell>
          <table:table-cell office:value-type="float" office:value="44968.2727272727" calcext:value-type="float">
            <text:p>44968.2727272727</text:p>
          </table:table-cell>
          <table:table-cell table:style-name="ce2" table:formula="of:=[.C90]/1000" office:value-type="float" office:value="44.9682727272727" calcext:value-type="float">
            <text:p>45.0</text:p>
          </table:table-cell>
        </table:table-row>
        <table:table-row table:style-name="ro1">
          <table:table-cell office:value-type="date" office:date-value="2015-11-19T17:00:00" calcext:value-type="date">
            <text:p>19 Nov 15 17:00</text:p>
          </table:table-cell>
          <table:table-cell office:value-type="float" office:value="4179.45454545455" calcext:value-type="float">
            <text:p>4179.45454545455</text:p>
          </table:table-cell>
          <table:table-cell office:value-type="float" office:value="47173" calcext:value-type="float">
            <text:p>47173</text:p>
          </table:table-cell>
          <table:table-cell table:style-name="ce2" table:formula="of:=[.C91]/1000" office:value-type="float" office:value="47.173" calcext:value-type="float">
            <text:p>47.2</text:p>
          </table:table-cell>
        </table:table-row>
        <table:table-row table:style-name="ro1">
          <table:table-cell office:value-type="date" office:date-value="2015-11-19T18:00:00" calcext:value-type="date">
            <text:p>19 Nov 15 18:00</text:p>
          </table:table-cell>
          <table:table-cell office:value-type="float" office:value="4488" calcext:value-type="float">
            <text:p>4488</text:p>
          </table:table-cell>
          <table:table-cell office:value-type="float" office:value="45752.7272727273" calcext:value-type="float">
            <text:p>45752.7272727273</text:p>
          </table:table-cell>
          <table:table-cell table:style-name="ce2" table:formula="of:=[.C92]/1000" office:value-type="float" office:value="45.7527272727273" calcext:value-type="float">
            <text:p>45.8</text:p>
          </table:table-cell>
        </table:table-row>
        <table:table-row table:style-name="ro1">
          <table:table-cell office:value-type="date" office:date-value="2015-11-19T19:00:00" calcext:value-type="date">
            <text:p>19 Nov 15 19:00</text:p>
          </table:table-cell>
          <table:table-cell office:value-type="float" office:value="4516.18181818182" calcext:value-type="float">
            <text:p>4516.18181818182</text:p>
          </table:table-cell>
          <table:table-cell office:value-type="float" office:value="43974.6363636364" calcext:value-type="float">
            <text:p>43974.6363636364</text:p>
          </table:table-cell>
          <table:table-cell table:style-name="ce2" table:formula="of:=[.C93]/1000" office:value-type="float" office:value="43.9746363636364" calcext:value-type="float">
            <text:p>44.0</text:p>
          </table:table-cell>
        </table:table-row>
        <table:table-row table:style-name="ro1">
          <table:table-cell office:value-type="date" office:date-value="2015-11-19T20:00:00" calcext:value-type="date">
            <text:p>19 Nov 15 20:00</text:p>
          </table:table-cell>
          <table:table-cell office:value-type="float" office:value="4688.45454545455" calcext:value-type="float">
            <text:p>4688.45454545455</text:p>
          </table:table-cell>
          <table:table-cell office:value-type="float" office:value="41109.4545454546" calcext:value-type="float">
            <text:p>41109.4545454546</text:p>
          </table:table-cell>
          <table:table-cell table:style-name="ce2" table:formula="of:=[.C94]/1000" office:value-type="float" office:value="41.1094545454546" calcext:value-type="float">
            <text:p>41.1</text:p>
          </table:table-cell>
        </table:table-row>
        <table:table-row table:style-name="ro1">
          <table:table-cell office:value-type="date" office:date-value="2015-11-19T21:00:00" calcext:value-type="date">
            <text:p>19 Nov 15 21:00</text:p>
          </table:table-cell>
          <table:table-cell office:value-type="float" office:value="4646.27272727273" calcext:value-type="float">
            <text:p>4646.27272727273</text:p>
          </table:table-cell>
          <table:table-cell office:value-type="float" office:value="37304.7272727273" calcext:value-type="float">
            <text:p>37304.7272727273</text:p>
          </table:table-cell>
          <table:table-cell table:style-name="ce2" table:formula="of:=[.C95]/1000" office:value-type="float" office:value="37.3047272727273" calcext:value-type="float">
            <text:p>37.3</text:p>
          </table:table-cell>
        </table:table-row>
        <table:table-row table:style-name="ro1">
          <table:table-cell office:value-type="date" office:date-value="2015-11-19T22:00:00" calcext:value-type="date">
            <text:p>19 Nov 15 22:00</text:p>
          </table:table-cell>
          <table:table-cell office:value-type="float" office:value="4448.18181818182" calcext:value-type="float">
            <text:p>4448.18181818182</text:p>
          </table:table-cell>
          <table:table-cell office:value-type="float" office:value="32615.9090909091" calcext:value-type="float">
            <text:p>32615.9090909091</text:p>
          </table:table-cell>
          <table:table-cell table:style-name="ce2" table:formula="of:=[.C96]/1000" office:value-type="float" office:value="32.6159090909091" calcext:value-type="float">
            <text:p>32.6</text:p>
          </table:table-cell>
        </table:table-row>
        <table:table-row table:style-name="ro1">
          <table:table-cell office:value-type="date" office:date-value="2015-11-19T23:00:00" calcext:value-type="date">
            <text:p>19 Nov 15 23:00</text:p>
          </table:table-cell>
          <table:table-cell office:value-type="float" office:value="4379" calcext:value-type="float">
            <text:p>4379</text:p>
          </table:table-cell>
          <table:table-cell office:value-type="float" office:value="28514.6363636364" calcext:value-type="float">
            <text:p>28514.6363636364</text:p>
          </table:table-cell>
          <table:table-cell table:style-name="ce2" table:formula="of:=[.C97]/1000" office:value-type="float" office:value="28.5146363636364" calcext:value-type="float">
            <text:p>28.5</text:p>
          </table:table-cell>
        </table:table-row>
        <table:table-row table:style-name="ro1">
          <table:table-cell office:value-type="date" office:date-value="2015-11-20" calcext:value-type="date">
            <text:p>20 Nov 15 00:00</text:p>
          </table:table-cell>
          <table:table-cell office:value-type="float" office:value="4165.09090909091" calcext:value-type="float">
            <text:p>4165.09090909091</text:p>
          </table:table-cell>
          <table:table-cell office:value-type="float" office:value="27777.4545454545" calcext:value-type="float">
            <text:p>27777.4545454545</text:p>
          </table:table-cell>
          <table:table-cell table:style-name="ce2" table:formula="of:=[.C98]/1000" office:value-type="float" office:value="27.7774545454545" calcext:value-type="float">
            <text:p>27.8</text:p>
          </table:table-cell>
        </table:table-row>
        <table:table-row table:style-name="ro1">
          <table:table-cell office:value-type="date" office:date-value="2015-11-20T01:00:00" calcext:value-type="date">
            <text:p>20 Nov 15 01:00</text:p>
          </table:table-cell>
          <table:table-cell office:value-type="float" office:value="4070.72727272727" calcext:value-type="float">
            <text:p>4070.72727272727</text:p>
          </table:table-cell>
          <table:table-cell office:value-type="float" office:value="28045.4545454545" calcext:value-type="float">
            <text:p>28045.4545454545</text:p>
          </table:table-cell>
          <table:table-cell table:style-name="ce2" table:formula="of:=[.C99]/1000" office:value-type="float" office:value="28.0454545454545" calcext:value-type="float">
            <text:p>28.0</text:p>
          </table:table-cell>
        </table:table-row>
        <table:table-row table:style-name="ro1">
          <table:table-cell office:value-type="date" office:date-value="2015-11-20T02:00:00" calcext:value-type="date">
            <text:p>20 Nov 15 02:00</text:p>
          </table:table-cell>
          <table:table-cell office:value-type="float" office:value="4026.45454545455" calcext:value-type="float">
            <text:p>4026.45454545455</text:p>
          </table:table-cell>
          <table:table-cell office:value-type="float" office:value="27098.4545454545" calcext:value-type="float">
            <text:p>27098.4545454545</text:p>
          </table:table-cell>
          <table:table-cell table:style-name="ce2" table:formula="of:=[.C100]/1000" office:value-type="float" office:value="27.0984545454545" calcext:value-type="float">
            <text:p>27.1</text:p>
          </table:table-cell>
        </table:table-row>
        <table:table-row table:style-name="ro1">
          <table:table-cell office:value-type="date" office:date-value="2015-11-20T03:00:00" calcext:value-type="date">
            <text:p>20 Nov 15 03:00</text:p>
          </table:table-cell>
          <table:table-cell office:value-type="float" office:value="4070.45454545455" calcext:value-type="float">
            <text:p>4070.45454545455</text:p>
          </table:table-cell>
          <table:table-cell office:value-type="float" office:value="26217.8181818182" calcext:value-type="float">
            <text:p>26217.8181818182</text:p>
          </table:table-cell>
          <table:table-cell table:style-name="ce2" table:formula="of:=[.C101]/1000" office:value-type="float" office:value="26.2178181818182" calcext:value-type="float">
            <text:p>26.2</text:p>
          </table:table-cell>
        </table:table-row>
        <table:table-row table:style-name="ro1">
          <table:table-cell office:value-type="date" office:date-value="2015-11-20T04:00:00" calcext:value-type="date">
            <text:p>20 Nov 15 04:00</text:p>
          </table:table-cell>
          <table:table-cell office:value-type="float" office:value="3914.18181818182" calcext:value-type="float">
            <text:p>3914.18181818182</text:p>
          </table:table-cell>
          <table:table-cell office:value-type="float" office:value="25894.3636363636" calcext:value-type="float">
            <text:p>25894.3636363636</text:p>
          </table:table-cell>
          <table:table-cell table:style-name="ce2" table:formula="of:=[.C102]/1000" office:value-type="float" office:value="25.8943636363636" calcext:value-type="float">
            <text:p>25.9</text:p>
          </table:table-cell>
        </table:table-row>
        <table:table-row table:style-name="ro1">
          <table:table-cell office:value-type="date" office:date-value="2015-11-20T05:00:00" calcext:value-type="date">
            <text:p>20 Nov 15 05:00</text:p>
          </table:table-cell>
          <table:table-cell office:value-type="float" office:value="4020.18181818182" calcext:value-type="float">
            <text:p>4020.18181818182</text:p>
          </table:table-cell>
          <table:table-cell office:value-type="float" office:value="27029.5454545455" calcext:value-type="float">
            <text:p>27029.5454545455</text:p>
          </table:table-cell>
          <table:table-cell table:style-name="ce2" table:formula="of:=[.C103]/1000" office:value-type="float" office:value="27.0295454545455" calcext:value-type="float">
            <text:p>27.0</text:p>
          </table:table-cell>
        </table:table-row>
        <table:table-row table:style-name="ro1">
          <table:table-cell office:value-type="date" office:date-value="2015-11-20T06:00:00" calcext:value-type="date">
            <text:p>20 Nov 15 06:00</text:p>
          </table:table-cell>
          <table:table-cell office:value-type="float" office:value="3950.63636363636" calcext:value-type="float">
            <text:p>3950.63636363636</text:p>
          </table:table-cell>
          <table:table-cell office:value-type="float" office:value="30648" calcext:value-type="float">
            <text:p>30648</text:p>
          </table:table-cell>
          <table:table-cell table:style-name="ce2" table:formula="of:=[.C104]/1000" office:value-type="float" office:value="30.648" calcext:value-type="float">
            <text:p>30.6</text:p>
          </table:table-cell>
        </table:table-row>
        <table:table-row table:style-name="ro1">
          <table:table-cell office:value-type="date" office:date-value="2015-11-20T07:00:00" calcext:value-type="date">
            <text:p>20 Nov 15 07:00</text:p>
          </table:table-cell>
          <table:table-cell office:value-type="float" office:value="3774.90909090909" calcext:value-type="float">
            <text:p>3774.90909090909</text:p>
          </table:table-cell>
          <table:table-cell office:value-type="float" office:value="37641.0909090909" calcext:value-type="float">
            <text:p>37641.0909090909</text:p>
          </table:table-cell>
          <table:table-cell table:style-name="ce2" table:formula="of:=[.C105]/1000" office:value-type="float" office:value="37.6410909090909" calcext:value-type="float">
            <text:p>37.6</text:p>
          </table:table-cell>
        </table:table-row>
        <table:table-row table:style-name="ro1">
          <table:table-cell office:value-type="date" office:date-value="2015-11-20T08:00:00" calcext:value-type="date">
            <text:p>20 Nov 15 08:00</text:p>
          </table:table-cell>
          <table:table-cell office:value-type="float" office:value="3703.81818181818" calcext:value-type="float">
            <text:p>3703.81818181818</text:p>
          </table:table-cell>
          <table:table-cell office:value-type="float" office:value="40087.9090909091" calcext:value-type="float">
            <text:p>40087.9090909091</text:p>
          </table:table-cell>
          <table:table-cell table:style-name="ce2" table:formula="of:=[.C106]/1000" office:value-type="float" office:value="40.0879090909091" calcext:value-type="float">
            <text:p>40.1</text:p>
          </table:table-cell>
        </table:table-row>
        <table:table-row table:style-name="ro1">
          <table:table-cell office:value-type="date" office:date-value="2015-11-20T09:00:00" calcext:value-type="date">
            <text:p>20 Nov 15 09:00</text:p>
          </table:table-cell>
          <table:table-cell office:value-type="float" office:value="3732.72727272727" calcext:value-type="float">
            <text:p>3732.72727272727</text:p>
          </table:table-cell>
          <table:table-cell office:value-type="float" office:value="40784.3636363636" calcext:value-type="float">
            <text:p>40784.3636363636</text:p>
          </table:table-cell>
          <table:table-cell table:style-name="ce2" table:formula="of:=[.C107]/1000" office:value-type="float" office:value="40.7843636363636" calcext:value-type="float">
            <text:p>40.8</text:p>
          </table:table-cell>
        </table:table-row>
        <table:table-row table:style-name="ro1">
          <table:table-cell office:value-type="date" office:date-value="2015-11-20T10:00:00" calcext:value-type="date">
            <text:p>20 Nov 15 10:00</text:p>
          </table:table-cell>
          <table:table-cell office:value-type="float" office:value="3721.72727272727" calcext:value-type="float">
            <text:p>3721.72727272727</text:p>
          </table:table-cell>
          <table:table-cell office:value-type="float" office:value="40393.4545454545" calcext:value-type="float">
            <text:p>40393.4545454545</text:p>
          </table:table-cell>
          <table:table-cell table:style-name="ce2" table:formula="of:=[.C108]/1000" office:value-type="float" office:value="40.3934545454545" calcext:value-type="float">
            <text:p>40.4</text:p>
          </table:table-cell>
        </table:table-row>
        <table:table-row table:style-name="ro1">
          <table:table-cell office:value-type="date" office:date-value="2015-11-20T11:00:00" calcext:value-type="date">
            <text:p>20 Nov 15 11:00</text:p>
          </table:table-cell>
          <table:table-cell office:value-type="float" office:value="3759.36363636364" calcext:value-type="float">
            <text:p>3759.36363636364</text:p>
          </table:table-cell>
          <table:table-cell office:value-type="float" office:value="39928.3636363636" calcext:value-type="float">
            <text:p>39928.3636363636</text:p>
          </table:table-cell>
          <table:table-cell table:style-name="ce2" table:formula="of:=[.C109]/1000" office:value-type="float" office:value="39.9283636363636" calcext:value-type="float">
            <text:p>39.9</text:p>
          </table:table-cell>
        </table:table-row>
        <table:table-row table:style-name="ro1">
          <table:table-cell office:value-type="date" office:date-value="2015-11-20T12:00:00" calcext:value-type="date">
            <text:p>20 Nov 15 12:00</text:p>
          </table:table-cell>
          <table:table-cell office:value-type="float" office:value="3722" calcext:value-type="float">
            <text:p>3722</text:p>
          </table:table-cell>
          <table:table-cell office:value-type="float" office:value="39108.8181818182" calcext:value-type="float">
            <text:p>39108.8181818182</text:p>
          </table:table-cell>
          <table:table-cell table:style-name="ce2" table:formula="of:=[.C110]/1000" office:value-type="float" office:value="39.1088181818182" calcext:value-type="float">
            <text:p>39.1</text:p>
          </table:table-cell>
        </table:table-row>
        <table:table-row table:style-name="ro1">
          <table:table-cell office:value-type="date" office:date-value="2015-11-20T13:00:00" calcext:value-type="date">
            <text:p>20 Nov 15 13:00</text:p>
          </table:table-cell>
          <table:table-cell office:value-type="float" office:value="4097.45454545455" calcext:value-type="float">
            <text:p>4097.45454545455</text:p>
          </table:table-cell>
          <table:table-cell office:value-type="float" office:value="38165.7272727273" calcext:value-type="float">
            <text:p>38165.7272727273</text:p>
          </table:table-cell>
          <table:table-cell table:style-name="ce2" table:formula="of:=[.C111]/1000" office:value-type="float" office:value="38.1657272727273" calcext:value-type="float">
            <text:p>38.2</text:p>
          </table:table-cell>
        </table:table-row>
        <table:table-row table:style-name="ro1">
          <table:table-cell office:value-type="date" office:date-value="2015-11-20T14:00:00" calcext:value-type="date">
            <text:p>20 Nov 15 14:00</text:p>
          </table:table-cell>
          <table:table-cell office:value-type="float" office:value="4460" calcext:value-type="float">
            <text:p>4460</text:p>
          </table:table-cell>
          <table:table-cell office:value-type="float" office:value="38545.9090909091" calcext:value-type="float">
            <text:p>38545.9090909091</text:p>
          </table:table-cell>
          <table:table-cell table:style-name="ce2" table:formula="of:=[.C112]/1000" office:value-type="float" office:value="38.5459090909091" calcext:value-type="float">
            <text:p>38.5</text:p>
          </table:table-cell>
        </table:table-row>
        <table:table-row table:style-name="ro1">
          <table:table-cell office:value-type="date" office:date-value="2015-11-20T15:00:00" calcext:value-type="date">
            <text:p>20 Nov 15 15:00</text:p>
          </table:table-cell>
          <table:table-cell office:value-type="float" office:value="4575.36363636364" calcext:value-type="float">
            <text:p>4575.36363636364</text:p>
          </table:table-cell>
          <table:table-cell office:value-type="float" office:value="39462.7272727273" calcext:value-type="float">
            <text:p>39462.7272727273</text:p>
          </table:table-cell>
          <table:table-cell table:style-name="ce2" table:formula="of:=[.C113]/1000" office:value-type="float" office:value="39.4627272727273" calcext:value-type="float">
            <text:p>39.5</text:p>
          </table:table-cell>
        </table:table-row>
        <table:table-row table:style-name="ro1">
          <table:table-cell office:value-type="date" office:date-value="2015-11-20T16:00:00" calcext:value-type="date">
            <text:p>20 Nov 15 16:00</text:p>
          </table:table-cell>
          <table:table-cell office:value-type="float" office:value="4791.72727272727" calcext:value-type="float">
            <text:p>4791.72727272727</text:p>
          </table:table-cell>
          <table:table-cell office:value-type="float" office:value="43223.4545454545" calcext:value-type="float">
            <text:p>43223.4545454545</text:p>
          </table:table-cell>
          <table:table-cell table:style-name="ce2" table:formula="of:=[.C114]/1000" office:value-type="float" office:value="43.2234545454545" calcext:value-type="float">
            <text:p>43.2</text:p>
          </table:table-cell>
        </table:table-row>
        <table:table-row table:style-name="ro1">
          <table:table-cell office:value-type="date" office:date-value="2015-11-20T17:00:00" calcext:value-type="date">
            <text:p>20 Nov 15 17:00</text:p>
          </table:table-cell>
          <table:table-cell office:value-type="float" office:value="4736.27272727273" calcext:value-type="float">
            <text:p>4736.27272727273</text:p>
          </table:table-cell>
          <table:table-cell office:value-type="float" office:value="45272.1818181818" calcext:value-type="float">
            <text:p>45272.1818181818</text:p>
          </table:table-cell>
          <table:table-cell table:style-name="ce2" table:formula="of:=[.C115]/1000" office:value-type="float" office:value="45.2721818181818" calcext:value-type="float">
            <text:p>45.3</text:p>
          </table:table-cell>
        </table:table-row>
        <table:table-row table:style-name="ro1">
          <table:table-cell office:value-type="date" office:date-value="2015-11-20T18:00:00" calcext:value-type="date">
            <text:p>20 Nov 15 18:00</text:p>
          </table:table-cell>
          <table:table-cell office:value-type="float" office:value="4812.45454545455" calcext:value-type="float">
            <text:p>4812.45454545455</text:p>
          </table:table-cell>
          <table:table-cell office:value-type="float" office:value="44406.0909090909" calcext:value-type="float">
            <text:p>44406.0909090909</text:p>
          </table:table-cell>
          <table:table-cell table:style-name="ce2" table:formula="of:=[.C116]/1000" office:value-type="float" office:value="44.4060909090909" calcext:value-type="float">
            <text:p>44.4</text:p>
          </table:table-cell>
        </table:table-row>
        <table:table-row table:style-name="ro1">
          <table:table-cell office:value-type="date" office:date-value="2015-11-20T19:00:00" calcext:value-type="date">
            <text:p>20 Nov 15 19:00</text:p>
          </table:table-cell>
          <table:table-cell office:value-type="float" office:value="4979.27272727273" calcext:value-type="float">
            <text:p>4979.27272727273</text:p>
          </table:table-cell>
          <table:table-cell office:value-type="float" office:value="42430.0909090909" calcext:value-type="float">
            <text:p>42430.0909090909</text:p>
          </table:table-cell>
          <table:table-cell table:style-name="ce2" table:formula="of:=[.C117]/1000" office:value-type="float" office:value="42.4300909090909" calcext:value-type="float">
            <text:p>42.4</text:p>
          </table:table-cell>
        </table:table-row>
        <table:table-row table:style-name="ro1">
          <table:table-cell office:value-type="date" office:date-value="2015-11-20T20:00:00" calcext:value-type="date">
            <text:p>20 Nov 15 20:00</text:p>
          </table:table-cell>
          <table:table-cell office:value-type="float" office:value="4962.81818181818" calcext:value-type="float">
            <text:p>4962.81818181818</text:p>
          </table:table-cell>
          <table:table-cell office:value-type="float" office:value="39338.6363636364" calcext:value-type="float">
            <text:p>39338.6363636364</text:p>
          </table:table-cell>
          <table:table-cell table:style-name="ce2" table:formula="of:=[.C118]/1000" office:value-type="float" office:value="39.3386363636364" calcext:value-type="float">
            <text:p>39.3</text:p>
          </table:table-cell>
        </table:table-row>
        <table:table-row table:style-name="ro1">
          <table:table-cell office:value-type="date" office:date-value="2015-11-20T21:00:00" calcext:value-type="date">
            <text:p>20 Nov 15 21:00</text:p>
          </table:table-cell>
          <table:table-cell office:value-type="float" office:value="5178.63636363636" calcext:value-type="float">
            <text:p>5178.63636363636</text:p>
          </table:table-cell>
          <table:table-cell office:value-type="float" office:value="35761.8181818182" calcext:value-type="float">
            <text:p>35761.8181818182</text:p>
          </table:table-cell>
          <table:table-cell table:style-name="ce2" table:formula="of:=[.C119]/1000" office:value-type="float" office:value="35.7618181818182" calcext:value-type="float">
            <text:p>35.8</text:p>
          </table:table-cell>
        </table:table-row>
        <table:table-row table:style-name="ro1">
          <table:table-cell office:value-type="date" office:date-value="2015-11-20T22:00:00" calcext:value-type="date">
            <text:p>20 Nov 15 22:00</text:p>
          </table:table-cell>
          <table:table-cell office:value-type="float" office:value="5393.72727272727" calcext:value-type="float">
            <text:p>5393.72727272727</text:p>
          </table:table-cell>
          <table:table-cell office:value-type="float" office:value="32474" calcext:value-type="float">
            <text:p>32474</text:p>
          </table:table-cell>
          <table:table-cell table:style-name="ce2" table:formula="of:=[.C120]/1000" office:value-type="float" office:value="32.474" calcext:value-type="float">
            <text:p>32.5</text:p>
          </table:table-cell>
        </table:table-row>
        <table:table-row table:style-name="ro1">
          <table:table-cell office:value-type="date" office:date-value="2015-11-20T23:00:00" calcext:value-type="date">
            <text:p>20 Nov 15 23:00</text:p>
          </table:table-cell>
          <table:table-cell office:value-type="float" office:value="5284.63636363636" calcext:value-type="float">
            <text:p>5284.63636363636</text:p>
          </table:table-cell>
          <table:table-cell office:value-type="float" office:value="28694.1818181818" calcext:value-type="float">
            <text:p>28694.1818181818</text:p>
          </table:table-cell>
          <table:table-cell table:style-name="ce2" table:formula="of:=[.C121]/1000" office:value-type="float" office:value="28.6941818181818" calcext:value-type="float">
            <text:p>28.7</text:p>
          </table:table-cell>
        </table:table-row>
        <table:table-row table:style-name="ro1">
          <table:table-cell office:value-type="date" office:date-value="2015-11-21" calcext:value-type="date">
            <text:p>21 Nov 15 00:00</text:p>
          </table:table-cell>
          <table:table-cell office:value-type="float" office:value="4961.54545454546" calcext:value-type="float">
            <text:p>4961.54545454546</text:p>
          </table:table-cell>
          <table:table-cell office:value-type="float" office:value="27683.7272727273" calcext:value-type="float">
            <text:p>27683.7272727273</text:p>
          </table:table-cell>
          <table:table-cell table:style-name="ce2" table:formula="of:=[.C122]/1000" office:value-type="float" office:value="27.6837272727273" calcext:value-type="float">
            <text:p>27.7</text:p>
          </table:table-cell>
        </table:table-row>
        <table:table-row table:style-name="ro1">
          <table:table-cell office:value-type="date" office:date-value="2015-11-21T01:00:00" calcext:value-type="date">
            <text:p>21 Nov 15 01:00</text:p>
          </table:table-cell>
          <table:table-cell office:value-type="float" office:value="5051.63636363636" calcext:value-type="float">
            <text:p>5051.63636363636</text:p>
          </table:table-cell>
          <table:table-cell office:value-type="float" office:value="27171.7272727273" calcext:value-type="float">
            <text:p>27171.7272727273</text:p>
          </table:table-cell>
          <table:table-cell table:style-name="ce2" table:formula="of:=[.C123]/1000" office:value-type="float" office:value="27.1717272727273" calcext:value-type="float">
            <text:p>27.2</text:p>
          </table:table-cell>
        </table:table-row>
        <table:table-row table:style-name="ro1">
          <table:table-cell office:value-type="date" office:date-value="2015-11-21T02:00:00" calcext:value-type="date">
            <text:p>21 Nov 15 02:00</text:p>
          </table:table-cell>
          <table:table-cell office:value-type="float" office:value="5309" calcext:value-type="float">
            <text:p>5309</text:p>
          </table:table-cell>
          <table:table-cell office:value-type="float" office:value="26399.0909090909" calcext:value-type="float">
            <text:p>26399.0909090909</text:p>
          </table:table-cell>
          <table:table-cell table:style-name="ce2" table:formula="of:=[.C124]/1000" office:value-type="float" office:value="26.3990909090909" calcext:value-type="float">
            <text:p>26.4</text:p>
          </table:table-cell>
        </table:table-row>
        <table:table-row table:style-name="ro1">
          <table:table-cell office:value-type="date" office:date-value="2015-11-21T03:00:00" calcext:value-type="date">
            <text:p>21 Nov 15 03:00</text:p>
          </table:table-cell>
          <table:table-cell office:value-type="float" office:value="5808.09090909091" calcext:value-type="float">
            <text:p>5808.09090909091</text:p>
          </table:table-cell>
          <table:table-cell office:value-type="float" office:value="25853.5454545455" calcext:value-type="float">
            <text:p>25853.5454545455</text:p>
          </table:table-cell>
          <table:table-cell table:style-name="ce2" table:formula="of:=[.C125]/1000" office:value-type="float" office:value="25.8535454545455" calcext:value-type="float">
            <text:p>25.9</text:p>
          </table:table-cell>
        </table:table-row>
        <table:table-row table:style-name="ro1">
          <table:table-cell office:value-type="date" office:date-value="2015-11-21T04:00:00" calcext:value-type="date">
            <text:p>21 Nov 15 04:00</text:p>
          </table:table-cell>
          <table:table-cell office:value-type="float" office:value="5709.45454545455" calcext:value-type="float">
            <text:p>5709.45454545455</text:p>
          </table:table-cell>
          <table:table-cell office:value-type="float" office:value="24981.2727272727" calcext:value-type="float">
            <text:p>24981.2727272727</text:p>
          </table:table-cell>
          <table:table-cell table:style-name="ce2" table:formula="of:=[.C126]/1000" office:value-type="float" office:value="24.9812727272727" calcext:value-type="float">
            <text:p>25.0</text:p>
          </table:table-cell>
        </table:table-row>
        <table:table-row table:style-name="ro1">
          <table:table-cell office:value-type="date" office:date-value="2015-11-21T05:00:00" calcext:value-type="date">
            <text:p>21 Nov 15 05:00</text:p>
          </table:table-cell>
          <table:table-cell office:value-type="float" office:value="5226.36363636364" calcext:value-type="float">
            <text:p>5226.36363636364</text:p>
          </table:table-cell>
          <table:table-cell office:value-type="float" office:value="25092.8181818182" calcext:value-type="float">
            <text:p>25092.8181818182</text:p>
          </table:table-cell>
          <table:table-cell table:style-name="ce2" table:formula="of:=[.C127]/1000" office:value-type="float" office:value="25.0928181818182" calcext:value-type="float">
            <text:p>25.1</text:p>
          </table:table-cell>
        </table:table-row>
        <table:table-row table:style-name="ro1">
          <table:table-cell office:value-type="date" office:date-value="2015-11-21T06:00:00" calcext:value-type="date">
            <text:p>21 Nov 15 06:00</text:p>
          </table:table-cell>
          <table:table-cell office:value-type="float" office:value="5146.90909090909" calcext:value-type="float">
            <text:p>5146.90909090909</text:p>
          </table:table-cell>
          <table:table-cell office:value-type="float" office:value="26019.5454545455" calcext:value-type="float">
            <text:p>26019.5454545455</text:p>
          </table:table-cell>
          <table:table-cell table:style-name="ce2" table:formula="of:=[.C128]/1000" office:value-type="float" office:value="26.0195454545455" calcext:value-type="float">
            <text:p>26.0</text:p>
          </table:table-cell>
        </table:table-row>
        <table:table-row table:style-name="ro1">
          <table:table-cell office:value-type="date" office:date-value="2015-11-21T07:00:00" calcext:value-type="date">
            <text:p>21 Nov 15 07:00</text:p>
          </table:table-cell>
          <table:table-cell office:value-type="float" office:value="4456.36363636364" calcext:value-type="float">
            <text:p>4456.36363636364</text:p>
          </table:table-cell>
          <table:table-cell office:value-type="float" office:value="28581.8181818182" calcext:value-type="float">
            <text:p>28581.8181818182</text:p>
          </table:table-cell>
          <table:table-cell table:style-name="ce2" table:formula="of:=[.C129]/1000" office:value-type="float" office:value="28.5818181818182" calcext:value-type="float">
            <text:p>28.6</text:p>
          </table:table-cell>
        </table:table-row>
        <table:table-row table:style-name="ro1">
          <table:table-cell office:value-type="date" office:date-value="2015-11-21T08:00:00" calcext:value-type="date">
            <text:p>21 Nov 15 08:00</text:p>
          </table:table-cell>
          <table:table-cell office:value-type="float" office:value="3995.09090909091" calcext:value-type="float">
            <text:p>3995.09090909091</text:p>
          </table:table-cell>
          <table:table-cell office:value-type="float" office:value="32303.5454545455" calcext:value-type="float">
            <text:p>32303.5454545455</text:p>
          </table:table-cell>
          <table:table-cell table:style-name="ce2" table:formula="of:=[.C130]/1000" office:value-type="float" office:value="32.3035454545455" calcext:value-type="float">
            <text:p>32.3</text:p>
          </table:table-cell>
        </table:table-row>
        <table:table-row table:style-name="ro1">
          <table:table-cell office:value-type="date" office:date-value="2015-11-21T09:00:00" calcext:value-type="date">
            <text:p>21 Nov 15 09:00</text:p>
          </table:table-cell>
          <table:table-cell office:value-type="float" office:value="3986.27272727273" calcext:value-type="float">
            <text:p>3986.27272727273</text:p>
          </table:table-cell>
          <table:table-cell office:value-type="float" office:value="34816.8181818182" calcext:value-type="float">
            <text:p>34816.8181818182</text:p>
          </table:table-cell>
          <table:table-cell table:style-name="ce2" table:formula="of:=[.C131]/1000" office:value-type="float" office:value="34.8168181818182" calcext:value-type="float">
            <text:p>34.8</text:p>
          </table:table-cell>
        </table:table-row>
        <table:table-row table:style-name="ro1">
          <table:table-cell office:value-type="date" office:date-value="2015-11-21T10:00:00" calcext:value-type="date">
            <text:p>21 Nov 15 10:00</text:p>
          </table:table-cell>
          <table:table-cell office:value-type="float" office:value="3661.18181818182" calcext:value-type="float">
            <text:p>3661.18181818182</text:p>
          </table:table-cell>
          <table:table-cell office:value-type="float" office:value="35105.3636363636" calcext:value-type="float">
            <text:p>35105.3636363636</text:p>
          </table:table-cell>
          <table:table-cell table:style-name="ce2" table:formula="of:=[.C132]/1000" office:value-type="float" office:value="35.1053636363636" calcext:value-type="float">
            <text:p>35.1</text:p>
          </table:table-cell>
        </table:table-row>
        <table:table-row table:style-name="ro1">
          <table:table-cell office:value-type="date" office:date-value="2015-11-21T11:00:00" calcext:value-type="date">
            <text:p>21 Nov 15 11:00</text:p>
          </table:table-cell>
          <table:table-cell office:value-type="float" office:value="3547.36363636364" calcext:value-type="float">
            <text:p>3547.36363636364</text:p>
          </table:table-cell>
          <table:table-cell office:value-type="float" office:value="34667.5454545455" calcext:value-type="float">
            <text:p>34667.5454545455</text:p>
          </table:table-cell>
          <table:table-cell table:style-name="ce2" table:formula="of:=[.C133]/1000" office:value-type="float" office:value="34.6675454545455" calcext:value-type="float">
            <text:p>34.7</text:p>
          </table:table-cell>
        </table:table-row>
        <table:table-row table:style-name="ro1">
          <table:table-cell office:value-type="date" office:date-value="2015-11-21T12:00:00" calcext:value-type="date">
            <text:p>21 Nov 15 12:00</text:p>
          </table:table-cell>
          <table:table-cell office:value-type="float" office:value="3482.81818181818" calcext:value-type="float">
            <text:p>3482.81818181818</text:p>
          </table:table-cell>
          <table:table-cell office:value-type="float" office:value="34668.0909090909" calcext:value-type="float">
            <text:p>34668.0909090909</text:p>
          </table:table-cell>
          <table:table-cell table:style-name="ce2" table:formula="of:=[.C134]/1000" office:value-type="float" office:value="34.6680909090909" calcext:value-type="float">
            <text:p>34.7</text:p>
          </table:table-cell>
        </table:table-row>
        <table:table-row table:style-name="ro1">
          <table:table-cell office:value-type="date" office:date-value="2015-11-21T13:00:00" calcext:value-type="date">
            <text:p>21 Nov 15 13:00</text:p>
          </table:table-cell>
          <table:table-cell office:value-type="float" office:value="3412.27272727273" calcext:value-type="float">
            <text:p>3412.27272727273</text:p>
          </table:table-cell>
          <table:table-cell office:value-type="float" office:value="34951.5454545455" calcext:value-type="float">
            <text:p>34951.5454545455</text:p>
          </table:table-cell>
          <table:table-cell table:style-name="ce2" table:formula="of:=[.C135]/1000" office:value-type="float" office:value="34.9515454545455" calcext:value-type="float">
            <text:p>35.0</text:p>
          </table:table-cell>
        </table:table-row>
        <table:table-row table:style-name="ro1">
          <table:table-cell office:value-type="date" office:date-value="2015-11-21T14:00:00" calcext:value-type="date">
            <text:p>21 Nov 15 14:00</text:p>
          </table:table-cell>
          <table:table-cell office:value-type="float" office:value="3287.09090909091" calcext:value-type="float">
            <text:p>3287.09090909091</text:p>
          </table:table-cell>
          <table:table-cell office:value-type="float" office:value="35959.7272727273" calcext:value-type="float">
            <text:p>35959.7272727273</text:p>
          </table:table-cell>
          <table:table-cell table:style-name="ce2" table:formula="of:=[.C136]/1000" office:value-type="float" office:value="35.9597272727273" calcext:value-type="float">
            <text:p>36.0</text:p>
          </table:table-cell>
        </table:table-row>
        <table:table-row table:style-name="ro1">
          <table:table-cell office:value-type="date" office:date-value="2015-11-21T15:00:00" calcext:value-type="date">
            <text:p>21 Nov 15 15:00</text:p>
          </table:table-cell>
          <table:table-cell office:value-type="float" office:value="3165.81818181818" calcext:value-type="float">
            <text:p>3165.81818181818</text:p>
          </table:table-cell>
          <table:table-cell office:value-type="float" office:value="37357" calcext:value-type="float">
            <text:p>37357</text:p>
          </table:table-cell>
          <table:table-cell table:style-name="ce2" table:formula="of:=[.C137]/1000" office:value-type="float" office:value="37.357" calcext:value-type="float">
            <text:p>37.4</text:p>
          </table:table-cell>
        </table:table-row>
        <table:table-row table:style-name="ro1">
          <table:table-cell office:value-type="date" office:date-value="2015-11-21T16:00:00" calcext:value-type="date">
            <text:p>21 Nov 15 16:00</text:p>
          </table:table-cell>
          <table:table-cell office:value-type="float" office:value="3071.09090909091" calcext:value-type="float">
            <text:p>3071.09090909091</text:p>
          </table:table-cell>
          <table:table-cell office:value-type="float" office:value="41534" calcext:value-type="float">
            <text:p>41534</text:p>
          </table:table-cell>
          <table:table-cell table:style-name="ce2" table:formula="of:=[.C138]/1000" office:value-type="float" office:value="41.534" calcext:value-type="float">
            <text:p>41.5</text:p>
          </table:table-cell>
        </table:table-row>
        <table:table-row table:style-name="ro1">
          <table:table-cell office:value-type="date" office:date-value="2015-11-21T17:00:00" calcext:value-type="date">
            <text:p>21 Nov 15 17:00</text:p>
          </table:table-cell>
          <table:table-cell office:value-type="float" office:value="3094.09090909091" calcext:value-type="float">
            <text:p>3094.09090909091</text:p>
          </table:table-cell>
          <table:table-cell office:value-type="float" office:value="44988.6363636364" calcext:value-type="float">
            <text:p>44988.6363636364</text:p>
          </table:table-cell>
          <table:table-cell table:style-name="ce2" table:formula="of:=[.C139]/1000" office:value-type="float" office:value="44.9886363636364" calcext:value-type="float">
            <text:p>45.0</text:p>
          </table:table-cell>
        </table:table-row>
        <table:table-row table:style-name="ro1">
          <table:table-cell office:value-type="date" office:date-value="2015-11-21T18:00:00" calcext:value-type="date">
            <text:p>21 Nov 15 18:00</text:p>
          </table:table-cell>
          <table:table-cell office:value-type="float" office:value="3185.09090909091" calcext:value-type="float">
            <text:p>3185.09090909091</text:p>
          </table:table-cell>
          <table:table-cell office:value-type="float" office:value="44443" calcext:value-type="float">
            <text:p>44443</text:p>
          </table:table-cell>
          <table:table-cell table:style-name="ce2" table:formula="of:=[.C140]/1000" office:value-type="float" office:value="44.443" calcext:value-type="float">
            <text:p>44.4</text:p>
          </table:table-cell>
        </table:table-row>
        <table:table-row table:style-name="ro1">
          <table:table-cell office:value-type="date" office:date-value="2015-11-21T19:00:00" calcext:value-type="date">
            <text:p>21 Nov 15 19:00</text:p>
          </table:table-cell>
          <table:table-cell office:value-type="float" office:value="2713.54545454545" calcext:value-type="float">
            <text:p>2713.54545454545</text:p>
          </table:table-cell>
          <table:table-cell office:value-type="float" office:value="42171.8181818182" calcext:value-type="float">
            <text:p>42171.8181818182</text:p>
          </table:table-cell>
          <table:table-cell table:style-name="ce2" table:formula="of:=[.C141]/1000" office:value-type="float" office:value="42.1718181818182" calcext:value-type="float">
            <text:p>42.2</text:p>
          </table:table-cell>
        </table:table-row>
        <table:table-row table:style-name="ro1">
          <table:table-cell office:value-type="date" office:date-value="2015-11-21T20:00:00" calcext:value-type="date">
            <text:p>21 Nov 15 20:00</text:p>
          </table:table-cell>
          <table:table-cell office:value-type="float" office:value="2601.09090909091" calcext:value-type="float">
            <text:p>2601.09090909091</text:p>
          </table:table-cell>
          <table:table-cell office:value-type="float" office:value="39749.2727272727" calcext:value-type="float">
            <text:p>39749.2727272727</text:p>
          </table:table-cell>
          <table:table-cell table:style-name="ce2" table:formula="of:=[.C142]/1000" office:value-type="float" office:value="39.7492727272727" calcext:value-type="float">
            <text:p>39.7</text:p>
          </table:table-cell>
        </table:table-row>
        <table:table-row table:style-name="ro1">
          <table:table-cell office:value-type="date" office:date-value="2015-11-21T21:00:00" calcext:value-type="date">
            <text:p>21 Nov 15 21:00</text:p>
          </table:table-cell>
          <table:table-cell office:value-type="float" office:value="2402.27272727273" calcext:value-type="float">
            <text:p>2402.27272727273</text:p>
          </table:table-cell>
          <table:table-cell office:value-type="float" office:value="36745.9090909091" calcext:value-type="float">
            <text:p>36745.9090909091</text:p>
          </table:table-cell>
          <table:table-cell table:style-name="ce2" table:formula="of:=[.C143]/1000" office:value-type="float" office:value="36.7459090909091" calcext:value-type="float">
            <text:p>36.7</text:p>
          </table:table-cell>
        </table:table-row>
        <table:table-row table:style-name="ro1">
          <table:table-cell office:value-type="date" office:date-value="2015-11-21T22:00:00" calcext:value-type="date">
            <text:p>21 Nov 15 22:00</text:p>
          </table:table-cell>
          <table:table-cell office:value-type="float" office:value="2381.81818181818" calcext:value-type="float">
            <text:p>2381.81818181818</text:p>
          </table:table-cell>
          <table:table-cell office:value-type="float" office:value="33970.7272727273" calcext:value-type="float">
            <text:p>33970.7272727273</text:p>
          </table:table-cell>
          <table:table-cell table:style-name="ce2" table:formula="of:=[.C144]/1000" office:value-type="float" office:value="33.9707272727273" calcext:value-type="float">
            <text:p>34.0</text:p>
          </table:table-cell>
        </table:table-row>
        <table:table-row table:style-name="ro1">
          <table:table-cell office:value-type="date" office:date-value="2015-11-21T23:00:00" calcext:value-type="date">
            <text:p>21 Nov 15 23:00</text:p>
          </table:table-cell>
          <table:table-cell office:value-type="float" office:value="2396.54545454545" calcext:value-type="float">
            <text:p>2396.54545454545</text:p>
          </table:table-cell>
          <table:table-cell office:value-type="float" office:value="31032.3636363636" calcext:value-type="float">
            <text:p>31032.3636363636</text:p>
          </table:table-cell>
          <table:table-cell table:style-name="ce2" table:formula="of:=[.C145]/1000" office:value-type="float" office:value="31.0323636363636" calcext:value-type="float">
            <text:p>31.0</text:p>
          </table:table-cell>
        </table:table-row>
        <table:table-row table:style-name="ro1">
          <table:table-cell office:value-type="date" office:date-value="2015-11-22" calcext:value-type="date">
            <text:p>22 Nov 15 00:00</text:p>
          </table:table-cell>
          <table:table-cell office:value-type="float" office:value="2283.18181818182" calcext:value-type="float">
            <text:p>2283.18181818182</text:p>
          </table:table-cell>
          <table:table-cell office:value-type="float" office:value="29789.9090909091" calcext:value-type="float">
            <text:p>29789.9090909091</text:p>
          </table:table-cell>
          <table:table-cell table:style-name="ce2" table:formula="of:=[.C146]/1000" office:value-type="float" office:value="29.7899090909091" calcext:value-type="float">
            <text:p>29.8</text:p>
          </table:table-cell>
        </table:table-row>
        <table:table-row table:style-name="ro1">
          <table:table-cell office:value-type="date" office:date-value="2015-11-22T01:00:00" calcext:value-type="date">
            <text:p>22 Nov 15 01:00</text:p>
          </table:table-cell>
          <table:table-cell office:value-type="float" office:value="2163.18181818182" calcext:value-type="float">
            <text:p>2163.18181818182</text:p>
          </table:table-cell>
          <table:table-cell office:value-type="float" office:value="29523.9090909091" calcext:value-type="float">
            <text:p>29523.9090909091</text:p>
          </table:table-cell>
          <table:table-cell table:style-name="ce2" table:formula="of:=[.C147]/1000" office:value-type="float" office:value="29.5239090909091" calcext:value-type="float">
            <text:p>29.5</text:p>
          </table:table-cell>
        </table:table-row>
        <table:table-row table:style-name="ro1">
          <table:table-cell office:value-type="date" office:date-value="2015-11-22T02:00:00" calcext:value-type="date">
            <text:p>22 Nov 15 02:00</text:p>
          </table:table-cell>
          <table:table-cell office:value-type="float" office:value="1977.09090909091" calcext:value-type="float">
            <text:p>1977.09090909091</text:p>
          </table:table-cell>
          <table:table-cell office:value-type="float" office:value="28922.6363636364" calcext:value-type="float">
            <text:p>28922.6363636364</text:p>
          </table:table-cell>
          <table:table-cell table:style-name="ce2" table:formula="of:=[.C148]/1000" office:value-type="float" office:value="28.9226363636364" calcext:value-type="float">
            <text:p>28.9</text:p>
          </table:table-cell>
        </table:table-row>
        <table:table-row table:style-name="ro1">
          <table:table-cell office:value-type="date" office:date-value="2015-11-22T03:00:00" calcext:value-type="date">
            <text:p>22 Nov 15 03:00</text:p>
          </table:table-cell>
          <table:table-cell office:value-type="float" office:value="2031.09090909091" calcext:value-type="float">
            <text:p>2031.09090909091</text:p>
          </table:table-cell>
          <table:table-cell office:value-type="float" office:value="28436.7272727273" calcext:value-type="float">
            <text:p>28436.7272727273</text:p>
          </table:table-cell>
          <table:table-cell table:style-name="ce2" table:formula="of:=[.C149]/1000" office:value-type="float" office:value="28.4367272727273" calcext:value-type="float">
            <text:p>28.4</text:p>
          </table:table-cell>
        </table:table-row>
        <table:table-row table:style-name="ro1">
          <table:table-cell office:value-type="date" office:date-value="2015-11-22T04:00:00" calcext:value-type="date">
            <text:p>22 Nov 15 04:00</text:p>
          </table:table-cell>
          <table:table-cell office:value-type="float" office:value="1833.54545454545" calcext:value-type="float">
            <text:p>1833.54545454545</text:p>
          </table:table-cell>
          <table:table-cell office:value-type="float" office:value="28136.4545454545" calcext:value-type="float">
            <text:p>28136.4545454545</text:p>
          </table:table-cell>
          <table:table-cell table:style-name="ce2" table:formula="of:=[.C150]/1000" office:value-type="float" office:value="28.1364545454545" calcext:value-type="float">
            <text:p>28.1</text:p>
          </table:table-cell>
        </table:table-row>
        <table:table-row table:style-name="ro1">
          <table:table-cell office:value-type="date" office:date-value="2015-11-22T05:00:00" calcext:value-type="date">
            <text:p>22 Nov 15 05:00</text:p>
          </table:table-cell>
          <table:table-cell office:value-type="float" office:value="1858.90909090909" calcext:value-type="float">
            <text:p>1858.90909090909</text:p>
          </table:table-cell>
          <table:table-cell office:value-type="float" office:value="28005.9090909091" calcext:value-type="float">
            <text:p>28005.9090909091</text:p>
          </table:table-cell>
          <table:table-cell table:style-name="ce2" table:formula="of:=[.C151]/1000" office:value-type="float" office:value="28.0059090909091" calcext:value-type="float">
            <text:p>28.0</text:p>
          </table:table-cell>
        </table:table-row>
        <table:table-row table:style-name="ro1">
          <table:table-cell office:value-type="date" office:date-value="2015-11-22T06:00:00" calcext:value-type="date">
            <text:p>22 Nov 15 06:00</text:p>
          </table:table-cell>
          <table:table-cell office:value-type="float" office:value="1700.45454545455" calcext:value-type="float">
            <text:p>1700.45454545455</text:p>
          </table:table-cell>
          <table:table-cell office:value-type="float" office:value="28978.2727272727" calcext:value-type="float">
            <text:p>28978.2727272727</text:p>
          </table:table-cell>
          <table:table-cell table:style-name="ce2" table:formula="of:=[.C152]/1000" office:value-type="float" office:value="28.9782727272727" calcext:value-type="float">
            <text:p>29.0</text:p>
          </table:table-cell>
        </table:table-row>
        <table:table-row table:style-name="ro1">
          <table:table-cell office:value-type="date" office:date-value="2015-11-22T07:00:00" calcext:value-type="date">
            <text:p>22 Nov 15 07:00</text:p>
          </table:table-cell>
          <table:table-cell office:value-type="float" office:value="1880.72727272727" calcext:value-type="float">
            <text:p>1880.72727272727</text:p>
          </table:table-cell>
          <table:table-cell office:value-type="float" office:value="29469.0909090909" calcext:value-type="float">
            <text:p>29469.0909090909</text:p>
          </table:table-cell>
          <table:table-cell table:style-name="ce2" table:formula="of:=[.C153]/1000" office:value-type="float" office:value="29.4690909090909" calcext:value-type="float">
            <text:p>29.5</text:p>
          </table:table-cell>
        </table:table-row>
        <table:table-row table:style-name="ro1">
          <table:table-cell office:value-type="date" office:date-value="2015-11-22T08:00:00" calcext:value-type="date">
            <text:p>22 Nov 15 08:00</text:p>
          </table:table-cell>
          <table:table-cell office:value-type="float" office:value="1735.27272727273" calcext:value-type="float">
            <text:p>1735.27272727273</text:p>
          </table:table-cell>
          <table:table-cell office:value-type="float" office:value="31551.3636363636" calcext:value-type="float">
            <text:p>31551.3636363636</text:p>
          </table:table-cell>
          <table:table-cell table:style-name="ce2" table:formula="of:=[.C154]/1000" office:value-type="float" office:value="31.5513636363636" calcext:value-type="float">
            <text:p>31.6</text:p>
          </table:table-cell>
        </table:table-row>
        <table:table-row table:style-name="ro1">
          <table:table-cell office:value-type="date" office:date-value="2015-11-22T09:00:00" calcext:value-type="date">
            <text:p>22 Nov 15 09:00</text:p>
          </table:table-cell>
          <table:table-cell office:value-type="float" office:value="1605" calcext:value-type="float">
            <text:p>1605</text:p>
          </table:table-cell>
          <table:table-cell office:value-type="float" office:value="34837.8181818182" calcext:value-type="float">
            <text:p>34837.8181818182</text:p>
          </table:table-cell>
          <table:table-cell table:style-name="ce2" table:formula="of:=[.C155]/1000" office:value-type="float" office:value="34.8378181818182" calcext:value-type="float">
            <text:p>34.8</text:p>
          </table:table-cell>
        </table:table-row>
        <table:table-row table:style-name="ro1">
          <table:table-cell office:value-type="date" office:date-value="2015-11-22T10:00:00" calcext:value-type="date">
            <text:p>22 Nov 15 10:00</text:p>
          </table:table-cell>
          <table:table-cell office:value-type="float" office:value="1650.45454545455" calcext:value-type="float">
            <text:p>1650.45454545455</text:p>
          </table:table-cell>
          <table:table-cell office:value-type="float" office:value="36450.4545454545" calcext:value-type="float">
            <text:p>36450.4545454545</text:p>
          </table:table-cell>
          <table:table-cell table:style-name="ce2" table:formula="of:=[.C156]/1000" office:value-type="float" office:value="36.4504545454545" calcext:value-type="float">
            <text:p>36.5</text:p>
          </table:table-cell>
        </table:table-row>
        <table:table-row table:style-name="ro1">
          <table:table-cell office:value-type="date" office:date-value="2015-11-22T11:00:00" calcext:value-type="date">
            <text:p>22 Nov 15 11:00</text:p>
          </table:table-cell>
          <table:table-cell office:value-type="float" office:value="1636.45454545455" calcext:value-type="float">
            <text:p>1636.45454545455</text:p>
          </table:table-cell>
          <table:table-cell office:value-type="float" office:value="37041.7272727273" calcext:value-type="float">
            <text:p>37041.7272727273</text:p>
          </table:table-cell>
          <table:table-cell table:style-name="ce2" table:formula="of:=[.C157]/1000" office:value-type="float" office:value="37.0417272727273" calcext:value-type="float">
            <text:p>37.0</text:p>
          </table:table-cell>
        </table:table-row>
        <table:table-row table:style-name="ro1">
          <table:table-cell office:value-type="date" office:date-value="2015-11-22T12:00:00" calcext:value-type="date">
            <text:p>22 Nov 15 12:00</text:p>
          </table:table-cell>
          <table:table-cell office:value-type="float" office:value="1721.27272727273" calcext:value-type="float">
            <text:p>1721.27272727273</text:p>
          </table:table-cell>
          <table:table-cell office:value-type="float" office:value="37551.3636363636" calcext:value-type="float">
            <text:p>37551.3636363636</text:p>
          </table:table-cell>
          <table:table-cell table:style-name="ce2" table:formula="of:=[.C158]/1000" office:value-type="float" office:value="37.5513636363636" calcext:value-type="float">
            <text:p>37.6</text:p>
          </table:table-cell>
        </table:table-row>
        <table:table-row table:style-name="ro1">
          <table:table-cell office:value-type="date" office:date-value="2015-11-22T13:00:00" calcext:value-type="date">
            <text:p>22 Nov 15 13:00</text:p>
          </table:table-cell>
          <table:table-cell office:value-type="float" office:value="1863" calcext:value-type="float">
            <text:p>1863</text:p>
          </table:table-cell>
          <table:table-cell office:value-type="float" office:value="37787.1818181818" calcext:value-type="float">
            <text:p>37787.1818181818</text:p>
          </table:table-cell>
          <table:table-cell table:style-name="ce2" table:formula="of:=[.C159]/1000" office:value-type="float" office:value="37.7871818181818" calcext:value-type="float">
            <text:p>37.8</text:p>
          </table:table-cell>
        </table:table-row>
        <table:table-row table:style-name="ro1">
          <table:table-cell office:value-type="date" office:date-value="2015-11-22T14:00:00" calcext:value-type="date">
            <text:p>22 Nov 15 14:00</text:p>
          </table:table-cell>
          <table:table-cell office:value-type="float" office:value="1870.18181818182" calcext:value-type="float">
            <text:p>1870.18181818182</text:p>
          </table:table-cell>
          <table:table-cell office:value-type="float" office:value="38471.0909090909" calcext:value-type="float">
            <text:p>38471.0909090909</text:p>
          </table:table-cell>
          <table:table-cell table:style-name="ce2" table:formula="of:=[.C160]/1000" office:value-type="float" office:value="38.4710909090909" calcext:value-type="float">
            <text:p>38.5</text:p>
          </table:table-cell>
        </table:table-row>
        <table:table-row table:style-name="ro1">
          <table:table-cell office:value-type="date" office:date-value="2015-11-22T15:00:00" calcext:value-type="date">
            <text:p>22 Nov 15 15:00</text:p>
          </table:table-cell>
          <table:table-cell office:value-type="float" office:value="2036.81818181818" calcext:value-type="float">
            <text:p>2036.81818181818</text:p>
          </table:table-cell>
          <table:table-cell office:value-type="float" office:value="39464.8181818182" calcext:value-type="float">
            <text:p>39464.8181818182</text:p>
          </table:table-cell>
          <table:table-cell table:style-name="ce2" table:formula="of:=[.C161]/1000" office:value-type="float" office:value="39.4648181818182" calcext:value-type="float">
            <text:p>39.5</text:p>
          </table:table-cell>
        </table:table-row>
        <table:table-row table:style-name="ro1">
          <table:table-cell office:value-type="date" office:date-value="2015-11-22T16:00:00" calcext:value-type="date">
            <text:p>22 Nov 15 16:00</text:p>
          </table:table-cell>
          <table:table-cell office:value-type="float" office:value="1966.27272727273" calcext:value-type="float">
            <text:p>1966.27272727273</text:p>
          </table:table-cell>
          <table:table-cell office:value-type="float" office:value="43747.3636363636" calcext:value-type="float">
            <text:p>43747.3636363636</text:p>
          </table:table-cell>
          <table:table-cell table:style-name="ce2" table:formula="of:=[.C162]/1000" office:value-type="float" office:value="43.7473636363636" calcext:value-type="float">
            <text:p>43.7</text:p>
          </table:table-cell>
        </table:table-row>
        <table:table-row table:style-name="ro1">
          <table:table-cell office:value-type="date" office:date-value="2015-11-22T17:00:00" calcext:value-type="date">
            <text:p>22 Nov 15 17:00</text:p>
          </table:table-cell>
          <table:table-cell office:value-type="float" office:value="1955.18181818182" calcext:value-type="float">
            <text:p>1955.18181818182</text:p>
          </table:table-cell>
          <table:table-cell office:value-type="float" office:value="46575.7272727273" calcext:value-type="float">
            <text:p>46575.7272727273</text:p>
          </table:table-cell>
          <table:table-cell table:style-name="ce2" table:formula="of:=[.C163]/1000" office:value-type="float" office:value="46.5757272727273" calcext:value-type="float">
            <text:p>46.6</text:p>
          </table:table-cell>
        </table:table-row>
        <table:table-row table:style-name="ro1">
          <table:table-cell office:value-type="date" office:date-value="2015-11-22T18:00:00" calcext:value-type="date">
            <text:p>22 Nov 15 18:00</text:p>
          </table:table-cell>
          <table:table-cell office:value-type="float" office:value="1789.63636363636" calcext:value-type="float">
            <text:p>1789.63636363636</text:p>
          </table:table-cell>
          <table:table-cell office:value-type="float" office:value="45717.4545454545" calcext:value-type="float">
            <text:p>45717.4545454545</text:p>
          </table:table-cell>
          <table:table-cell table:style-name="ce2" table:formula="of:=[.C164]/1000" office:value-type="float" office:value="45.7174545454545" calcext:value-type="float">
            <text:p>45.7</text:p>
          </table:table-cell>
        </table:table-row>
        <table:table-row table:style-name="ro1">
          <table:table-cell office:value-type="date" office:date-value="2015-11-22T19:00:00" calcext:value-type="date">
            <text:p>22 Nov 15 19:00</text:p>
          </table:table-cell>
          <table:table-cell office:value-type="float" office:value="1784.81818181818" calcext:value-type="float">
            <text:p>1784.81818181818</text:p>
          </table:table-cell>
          <table:table-cell office:value-type="float" office:value="43581.4545454545" calcext:value-type="float">
            <text:p>43581.4545454545</text:p>
          </table:table-cell>
          <table:table-cell table:style-name="ce2" table:formula="of:=[.C165]/1000" office:value-type="float" office:value="43.5814545454545" calcext:value-type="float">
            <text:p>43.6</text:p>
          </table:table-cell>
        </table:table-row>
        <table:table-row table:style-name="ro1">
          <table:table-cell office:value-type="date" office:date-value="2015-11-22T20:00:00" calcext:value-type="date">
            <text:p>22 Nov 15 20:00</text:p>
          </table:table-cell>
          <table:table-cell office:value-type="float" office:value="1449.81818181818" calcext:value-type="float">
            <text:p>1449.81818181818</text:p>
          </table:table-cell>
          <table:table-cell office:value-type="float" office:value="41037" calcext:value-type="float">
            <text:p>41037</text:p>
          </table:table-cell>
          <table:table-cell table:style-name="ce2" table:formula="of:=[.C166]/1000" office:value-type="float" office:value="41.037" calcext:value-type="float">
            <text:p>41.0</text:p>
          </table:table-cell>
        </table:table-row>
        <table:table-row table:style-name="ro1">
          <table:table-cell office:value-type="date" office:date-value="2015-11-22T21:00:00" calcext:value-type="date">
            <text:p>22 Nov 15 21:00</text:p>
          </table:table-cell>
          <table:table-cell office:value-type="float" office:value="1327.45454545455" calcext:value-type="float">
            <text:p>1327.45454545455</text:p>
          </table:table-cell>
          <table:table-cell office:value-type="float" office:value="37869.6363636364" calcext:value-type="float">
            <text:p>37869.6363636364</text:p>
          </table:table-cell>
          <table:table-cell table:style-name="ce2" table:formula="of:=[.C167]/1000" office:value-type="float" office:value="37.8696363636364" calcext:value-type="float">
            <text:p>37.9</text:p>
          </table:table-cell>
        </table:table-row>
        <table:table-row table:style-name="ro1">
          <table:table-cell office:value-type="date" office:date-value="2015-11-22T22:00:00" calcext:value-type="date">
            <text:p>22 Nov 15 22:00</text:p>
          </table:table-cell>
          <table:table-cell office:value-type="float" office:value="1314.09090909091" calcext:value-type="float">
            <text:p>1314.09090909091</text:p>
          </table:table-cell>
          <table:table-cell office:value-type="float" office:value="34236.9090909091" calcext:value-type="float">
            <text:p>34236.9090909091</text:p>
          </table:table-cell>
          <table:table-cell table:style-name="ce2" table:formula="of:=[.C168]/1000" office:value-type="float" office:value="34.2369090909091" calcext:value-type="float">
            <text:p>34.2</text:p>
          </table:table-cell>
        </table:table-row>
        <table:table-row table:style-name="ro1" table:number-rows-repeated="10484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date-style style:name="N132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3:40:24.910785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3:42:59.693939978</dc:date>
    <meta:editing-duration>P1DT3H24M44S</meta:editing-duration>
    <meta:editing-cycles>4</meta:editing-cycles>
    <meta:generator>LibreOffice/6.0.4.2$Linux_X86_64 LibreOffice_project/00m0$Build-2</meta:generator>
    <meta:document-statistic meta:table-count="1" meta:cell-count="6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31">
      <number:number number:decimal-places="1" loext:min-decimal-places="1" number:min-integer-digits="1"/>
    </number:number-style>
    <number:date-style style:name="N132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2324" chart:maximum="42331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minimum="20" chart:maximum="5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style:rotation-angle="90"/>
      <style:text-properties fo:font-size="18pt" style:font-size-asian="9pt" style:font-size-complex="9pt"/>
    </style:style>
    <style:style style:name="ch7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83cm" svg:height="17.436cm" xlink:href=".." xlink:type="simple" chart:class="chart:scatter" chart:style-name="ch1">
        <chart:plot-area chart:style-name="ch2" table:cell-range-address="gridwatch_hourly_16to23nov15.A2:gridwatch_hourly_16to23nov15.A168 gridwatch_hourly_16to23nov15.D1:gridwatch_hourly_16to23nov15.D168" chart:data-source-has-labels="row" svg:x="1.167cm" svg:y="0.372cm" svg:width="35.668cm" svg:height="16.357cm">
          <chartooo:coordinate-region svg:x="4.715cm" svg:y="0.73cm" svg:width="31.868cm" svg:height="11.951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5">
            <chart:title svg:x="0.652cm" svg:y="9.966cm" chart:style-name="ch6">
              <text:p>Demand / GW</text:p>
            </chart:title>
            <chart:grid chart:style-name="ch4" chart:class="major"/>
          </chart:axis>
          <chart:series chart:style-name="ch7" chart:values-cell-range-address="gridwatch_hourly_16to23nov15.D2:gridwatch_hourly_16to23nov15.D168" chart:label-cell-address="gridwatch_hourly_16to23nov15.D1:gridwatch_hourly_16to23nov15.D1" chart:class="chart:scatter">
            <chart:domain table:cell-range-address="gridwatch_hourly_16to23nov15.A2:gridwatch_hourly_16to23nov15.A168"/>
            <chart:data-point chart:repeated="1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mand/GW</text:p>
                <draw:g>
                  <svg:desc>gridwatch_hourly_16to23nov15.D1:gridwatch_hourly_16to23nov1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24">
                <text:p>42324</text:p>
                <draw:g>
                  <svg:desc>gridwatch_hourly_16to23nov15.A2:gridwatch_hourly_16to23nov15.A168</svg:desc>
                </draw:g>
              </table:table-cell>
              <table:table-cell office:value-type="float" office:value="23.2108333333333">
                <text:p>23.2108333333333</text:p>
                <draw:g>
                  <svg:desc>gridwatch_hourly_16to23nov15.D2:gridwatch_hourly_16to23nov15.D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24.0416666667">
                <text:p>42324.0416666667</text:p>
              </table:table-cell>
              <table:table-cell office:value-type="float" office:value="23.0872727272727">
                <text:p>23.08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24.0833333333">
                <text:p>42324.0833333333</text:p>
              </table:table-cell>
              <table:table-cell office:value-type="float" office:value="22.8666363636364">
                <text:p>22.866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24.125">
                <text:p>42324.125</text:p>
              </table:table-cell>
              <table:table-cell office:value-type="float" office:value="22.1466363636364">
                <text:p>22.146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24.1666666667">
                <text:p>42324.1666666667</text:p>
              </table:table-cell>
              <table:table-cell office:value-type="float" office:value="21.9059090909091">
                <text:p>21.905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324.2083333333">
                <text:p>42324.2083333333</text:p>
              </table:table-cell>
              <table:table-cell office:value-type="float" office:value="23.0035454545455">
                <text:p>23.003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24.25">
                <text:p>42324.25</text:p>
              </table:table-cell>
              <table:table-cell office:value-type="float" office:value="26.9977272727273">
                <text:p>26.997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24.2916666667">
                <text:p>42324.2916666667</text:p>
              </table:table-cell>
              <table:table-cell office:value-type="float" office:value="33.8152727272727">
                <text:p>33.815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24.3333333333">
                <text:p>42324.3333333333</text:p>
              </table:table-cell>
              <table:table-cell office:value-type="float" office:value="36.7572727272727">
                <text:p>36.7572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324.375">
                <text:p>42324.375</text:p>
              </table:table-cell>
              <table:table-cell office:value-type="float" office:value="37.4381818181818">
                <text:p>37.43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24.4166666667">
                <text:p>42324.4166666667</text:p>
              </table:table-cell>
              <table:table-cell office:value-type="float" office:value="37.4252727272727">
                <text:p>37.425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24.4583333333">
                <text:p>42324.4583333333</text:p>
              </table:table-cell>
              <table:table-cell office:value-type="float" office:value="37.175">
                <text:p>37.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24.5">
                <text:p>42324.5</text:p>
              </table:table-cell>
              <table:table-cell office:value-type="float" office:value="37.5116363636364">
                <text:p>37.511636363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324.5416666667">
                <text:p>42324.5416666667</text:p>
              </table:table-cell>
              <table:table-cell office:value-type="float" office:value="37.6846363636364">
                <text:p>37.684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24.5833333333">
                <text:p>42324.5833333333</text:p>
              </table:table-cell>
              <table:table-cell office:value-type="float" office:value="38.0296363636364">
                <text:p>38.02963636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324.625">
                <text:p>42324.625</text:p>
              </table:table-cell>
              <table:table-cell office:value-type="float" office:value="39.2485454545455">
                <text:p>39.248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24.6666666667">
                <text:p>42324.6666666667</text:p>
              </table:table-cell>
              <table:table-cell office:value-type="float" office:value="43.6291818181818">
                <text:p>43.629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24.7083333333">
                <text:p>42324.7083333333</text:p>
              </table:table-cell>
              <table:table-cell office:value-type="float" office:value="46.231">
                <text:p>46.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24.75">
                <text:p>42324.75</text:p>
              </table:table-cell>
              <table:table-cell office:value-type="float" office:value="45.2954545454545">
                <text:p>45.2954545454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324.7916666667">
                <text:p>42324.7916666667</text:p>
              </table:table-cell>
              <table:table-cell office:value-type="float" office:value="43.337">
                <text:p>43.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324.8333333333">
                <text:p>42324.8333333333</text:p>
              </table:table-cell>
              <table:table-cell office:value-type="float" office:value="40.6384545454545">
                <text:p>40.63845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324.875">
                <text:p>42324.875</text:p>
              </table:table-cell>
              <table:table-cell office:value-type="float" office:value="36.9595454545455">
                <text:p>36.959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324.9166666667">
                <text:p>42324.9166666667</text:p>
              </table:table-cell>
              <table:table-cell office:value-type="float" office:value="32.5440909090909">
                <text:p>32.544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24.9583333333">
                <text:p>42324.9583333333</text:p>
              </table:table-cell>
              <table:table-cell office:value-type="float" office:value="28.2339090909091">
                <text:p>28.23390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325">
                <text:p>42325</text:p>
              </table:table-cell>
              <table:table-cell office:value-type="float" office:value="27.2078181818182">
                <text:p>27.2078181818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25.0416666667">
                <text:p>42325.0416666667</text:p>
              </table:table-cell>
              <table:table-cell office:value-type="float" office:value="27.2855454545455">
                <text:p>27.2855454545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25.0833333333">
                <text:p>42325.0833333333</text:p>
              </table:table-cell>
              <table:table-cell office:value-type="float" office:value="26.7106363636364">
                <text:p>26.7106363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25.125">
                <text:p>42325.125</text:p>
              </table:table-cell>
              <table:table-cell office:value-type="float" office:value="25.6901818181818">
                <text:p>25.690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325.1666666667">
                <text:p>42325.1666666667</text:p>
              </table:table-cell>
              <table:table-cell office:value-type="float" office:value="25.3266363636364">
                <text:p>25.3266363636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325.2083333333">
                <text:p>42325.2083333333</text:p>
              </table:table-cell>
              <table:table-cell office:value-type="float" office:value="26.3182727272727">
                <text:p>26.3182727272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325.25">
                <text:p>42325.25</text:p>
              </table:table-cell>
              <table:table-cell office:value-type="float" office:value="30.0521818181818">
                <text:p>30.0521818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325.2916666667">
                <text:p>42325.2916666667</text:p>
              </table:table-cell>
              <table:table-cell office:value-type="float" office:value="37.1027272727273">
                <text:p>37.1027272727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325.3333333333">
                <text:p>42325.3333333333</text:p>
              </table:table-cell>
              <table:table-cell office:value-type="float" office:value="39.2319090909091">
                <text:p>39.231909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25.375">
                <text:p>42325.375</text:p>
              </table:table-cell>
              <table:table-cell office:value-type="float" office:value="39.9223636363636">
                <text:p>39.9223636363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325.4166666667">
                <text:p>42325.4166666667</text:p>
              </table:table-cell>
              <table:table-cell office:value-type="float" office:value="40.1676363636364">
                <text:p>40.1676363636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325.4583333333">
                <text:p>42325.4583333333</text:p>
              </table:table-cell>
              <table:table-cell office:value-type="float" office:value="40.3837272727273">
                <text:p>40.3837272727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325.5">
                <text:p>42325.5</text:p>
              </table:table-cell>
              <table:table-cell office:value-type="float" office:value="40.4469090909091">
                <text:p>40.446909090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25.5416666667">
                <text:p>42325.5416666667</text:p>
              </table:table-cell>
              <table:table-cell office:value-type="float" office:value="40.5439090909091">
                <text:p>40.543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325.5833333333">
                <text:p>42325.5833333333</text:p>
              </table:table-cell>
              <table:table-cell office:value-type="float" office:value="40.1234545454545">
                <text:p>40.1234545454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25.625">
                <text:p>42325.625</text:p>
              </table:table-cell>
              <table:table-cell office:value-type="float" office:value="40.1149090909091">
                <text:p>40.1149090909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25.6666666667">
                <text:p>42325.6666666667</text:p>
              </table:table-cell>
              <table:table-cell office:value-type="float" office:value="43.3460909090909">
                <text:p>43.3460909090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25.7083333333">
                <text:p>42325.7083333333</text:p>
              </table:table-cell>
              <table:table-cell office:value-type="float" office:value="45.8170909090909">
                <text:p>45.81709090909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325.75">
                <text:p>42325.75</text:p>
              </table:table-cell>
              <table:table-cell office:value-type="float" office:value="45.5129090909091">
                <text:p>45.5129090909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25.7916666667">
                <text:p>42325.7916666667</text:p>
              </table:table-cell>
              <table:table-cell office:value-type="float" office:value="43.1742727272727">
                <text:p>43.174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25.8333333333">
                <text:p>42325.8333333333</text:p>
              </table:table-cell>
              <table:table-cell office:value-type="float" office:value="40.2219090909091">
                <text:p>40.2219090909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325.875">
                <text:p>42325.875</text:p>
              </table:table-cell>
              <table:table-cell office:value-type="float" office:value="36.1038181818182">
                <text:p>36.1038181818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325.9166666667">
                <text:p>42325.9166666667</text:p>
              </table:table-cell>
              <table:table-cell office:value-type="float" office:value="31.0754545454545">
                <text:p>31.0754545454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325.9583333333">
                <text:p>42325.9583333333</text:p>
              </table:table-cell>
              <table:table-cell office:value-type="float" office:value="26.9018333333333">
                <text:p>26.901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326">
                <text:p>42326</text:p>
              </table:table-cell>
              <table:table-cell office:value-type="float" office:value="26.4356363636364">
                <text:p>26.4356363636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326.0416666667">
                <text:p>42326.0416666667</text:p>
              </table:table-cell>
              <table:table-cell office:value-type="float" office:value="26.2510909090909">
                <text:p>26.2510909090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26.0833333333">
                <text:p>42326.0833333333</text:p>
              </table:table-cell>
              <table:table-cell office:value-type="float" office:value="25.6219090909091">
                <text:p>25.6219090909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26.125">
                <text:p>42326.125</text:p>
              </table:table-cell>
              <table:table-cell office:value-type="float" office:value="25.2599090909091">
                <text:p>25.2599090909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326.1666666667">
                <text:p>42326.1666666667</text:p>
              </table:table-cell>
              <table:table-cell office:value-type="float" office:value="25.0382727272727">
                <text:p>25.0382727272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326.2083333333">
                <text:p>42326.2083333333</text:p>
              </table:table-cell>
              <table:table-cell office:value-type="float" office:value="26.0787272727273">
                <text:p>26.0787272727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326.25">
                <text:p>42326.25</text:p>
              </table:table-cell>
              <table:table-cell office:value-type="float" office:value="29.7991818181818">
                <text:p>29.799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326.2916666667">
                <text:p>42326.2916666667</text:p>
              </table:table-cell>
              <table:table-cell office:value-type="float" office:value="36.0514545454545">
                <text:p>36.0514545454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326.3333333333">
                <text:p>42326.3333333333</text:p>
              </table:table-cell>
              <table:table-cell office:value-type="float" office:value="37.3077272727273">
                <text:p>37.3077272727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326.375">
                <text:p>42326.375</text:p>
              </table:table-cell>
              <table:table-cell office:value-type="float" office:value="37.2492727272727">
                <text:p>37.2492727272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26.4166666667">
                <text:p>42326.4166666667</text:p>
              </table:table-cell>
              <table:table-cell office:value-type="float" office:value="36.8002727272727">
                <text:p>36.800272727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326.4583333333">
                <text:p>42326.4583333333</text:p>
              </table:table-cell>
              <table:table-cell office:value-type="float" office:value="37.4231428571429">
                <text:p>37.4231428571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326.5">
                <text:p>42326.5</text:p>
              </table:table-cell>
              <table:table-cell office:value-type="float" office:value="38.2390909090909">
                <text:p>38.2390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326.5416666667">
                <text:p>42326.5416666667</text:p>
              </table:table-cell>
              <table:table-cell office:value-type="float" office:value="38.1958181818182">
                <text:p>38.19581818181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326.5833333333">
                <text:p>42326.5833333333</text:p>
              </table:table-cell>
              <table:table-cell office:value-type="float" office:value="38.1804444444444">
                <text:p>38.180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326.625">
                <text:p>42326.625</text:p>
              </table:table-cell>
              <table:table-cell office:value-type="float" office:value="39.1837272727273">
                <text:p>39.1837272727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6.6666666667">
                <text:p>42326.6666666667</text:p>
              </table:table-cell>
              <table:table-cell office:value-type="float" office:value="42.7812727272727">
                <text:p>42.7812727272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26.7083333333">
                <text:p>42326.7083333333</text:p>
              </table:table-cell>
              <table:table-cell office:value-type="float" office:value="44.9254">
                <text:p>44.92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26.75">
                <text:p>42326.75</text:p>
              </table:table-cell>
              <table:table-cell office:value-type="float" office:value="44.5334285714286">
                <text:p>44.5334285714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326.7916666667">
                <text:p>42326.7916666667</text:p>
              </table:table-cell>
              <table:table-cell office:value-type="float" office:value="42.7937142857143">
                <text:p>42.793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326.8333333333">
                <text:p>42326.8333333333</text:p>
              </table:table-cell>
              <table:table-cell office:value-type="float" office:value="39.104125">
                <text:p>39.104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326.875">
                <text:p>42326.875</text:p>
              </table:table-cell>
              <table:table-cell office:value-type="float" office:value="35.6744285714286">
                <text:p>35.6744285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26.9166666667">
                <text:p>42326.9166666667</text:p>
              </table:table-cell>
              <table:table-cell office:value-type="float" office:value="30.7792857142857">
                <text:p>30.77928571428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326.9583333333">
                <text:p>42326.9583333333</text:p>
              </table:table-cell>
              <table:table-cell office:value-type="float" office:value="26.6478181818182">
                <text:p>26.6478181818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327">
                <text:p>42327</text:p>
              </table:table-cell>
              <table:table-cell office:value-type="float" office:value="26.0301818181818">
                <text:p>26.0301818181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327.0416666667">
                <text:p>42327.0416666667</text:p>
              </table:table-cell>
              <table:table-cell office:value-type="float" office:value="26.1004545454545">
                <text:p>26.1004545454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327.0833333333">
                <text:p>42327.0833333333</text:p>
              </table:table-cell>
              <table:table-cell office:value-type="float" office:value="25.2023636363636">
                <text:p>25.2023636363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327.125">
                <text:p>42327.125</text:p>
              </table:table-cell>
              <table:table-cell office:value-type="float" office:value="24.6032727272727">
                <text:p>24.6032727272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327.1666666667">
                <text:p>42327.1666666667</text:p>
              </table:table-cell>
              <table:table-cell office:value-type="float" office:value="24.2552727272727">
                <text:p>24.2552727272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327.2083333333">
                <text:p>42327.2083333333</text:p>
              </table:table-cell>
              <table:table-cell office:value-type="float" office:value="25.2546363636364">
                <text:p>25.2546363636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327.25">
                <text:p>42327.25</text:p>
              </table:table-cell>
              <table:table-cell office:value-type="float" office:value="29.3522727272727">
                <text:p>29.352272727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327.2916666667">
                <text:p>42327.2916666667</text:p>
              </table:table-cell>
              <table:table-cell office:value-type="float" office:value="36.3215454545455">
                <text:p>36.3215454545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27.3333333333">
                <text:p>42327.3333333333</text:p>
              </table:table-cell>
              <table:table-cell office:value-type="float" office:value="39.1716363636364">
                <text:p>39.1716363636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327.375">
                <text:p>42327.375</text:p>
              </table:table-cell>
              <table:table-cell office:value-type="float" office:value="39.7996363636364">
                <text:p>39.799636363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327.4166666667">
                <text:p>42327.4166666667</text:p>
              </table:table-cell>
              <table:table-cell office:value-type="float" office:value="40.2210909090909">
                <text:p>40.2210909090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327.4583333333">
                <text:p>42327.4583333333</text:p>
              </table:table-cell>
              <table:table-cell office:value-type="float" office:value="40.5526363636364">
                <text:p>40.552636363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27.5">
                <text:p>42327.5</text:p>
              </table:table-cell>
              <table:table-cell office:value-type="float" office:value="40.9629090909091">
                <text:p>40.962909090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327.5416666667">
                <text:p>42327.5416666667</text:p>
              </table:table-cell>
              <table:table-cell office:value-type="float" office:value="40.9087272727273">
                <text:p>40.9087272727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327.5833333333">
                <text:p>42327.5833333333</text:p>
              </table:table-cell>
              <table:table-cell office:value-type="float" office:value="40.87">
                <text:p>40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327.625">
                <text:p>42327.625</text:p>
              </table:table-cell>
              <table:table-cell office:value-type="float" office:value="41.3478181818182">
                <text:p>41.3478181818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327.6666666667">
                <text:p>42327.6666666667</text:p>
              </table:table-cell>
              <table:table-cell office:value-type="float" office:value="44.9682727272727">
                <text:p>44.9682727272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327.7083333333">
                <text:p>42327.7083333333</text:p>
              </table:table-cell>
              <table:table-cell office:value-type="float" office:value="47.173">
                <text:p>47.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27.75">
                <text:p>42327.75</text:p>
              </table:table-cell>
              <table:table-cell office:value-type="float" office:value="45.7527272727273">
                <text:p>45.7527272727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327.7916666667">
                <text:p>42327.7916666667</text:p>
              </table:table-cell>
              <table:table-cell office:value-type="float" office:value="43.9746363636364">
                <text:p>43.9746363636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327.8333333333">
                <text:p>42327.8333333333</text:p>
              </table:table-cell>
              <table:table-cell office:value-type="float" office:value="41.1094545454546">
                <text:p>41.10945454545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327.875">
                <text:p>42327.875</text:p>
              </table:table-cell>
              <table:table-cell office:value-type="float" office:value="37.3047272727273">
                <text:p>37.3047272727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327.9166666667">
                <text:p>42327.9166666667</text:p>
              </table:table-cell>
              <table:table-cell office:value-type="float" office:value="32.6159090909091">
                <text:p>32.6159090909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327.9583333333">
                <text:p>42327.9583333333</text:p>
              </table:table-cell>
              <table:table-cell office:value-type="float" office:value="28.5146363636364">
                <text:p>28.5146363636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328">
                <text:p>42328</text:p>
              </table:table-cell>
              <table:table-cell office:value-type="float" office:value="27.7774545454545">
                <text:p>27.7774545454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328.0416666667">
                <text:p>42328.0416666667</text:p>
              </table:table-cell>
              <table:table-cell office:value-type="float" office:value="28.0454545454545">
                <text:p>28.0454545454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328.0833333333">
                <text:p>42328.0833333333</text:p>
              </table:table-cell>
              <table:table-cell office:value-type="float" office:value="27.0984545454545">
                <text:p>27.0984545454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328.125">
                <text:p>42328.125</text:p>
              </table:table-cell>
              <table:table-cell office:value-type="float" office:value="26.2178181818182">
                <text:p>26.21781818181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28.1666666667">
                <text:p>42328.1666666667</text:p>
              </table:table-cell>
              <table:table-cell office:value-type="float" office:value="25.8943636363636">
                <text:p>25.8943636363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328.2083333333">
                <text:p>42328.2083333333</text:p>
              </table:table-cell>
              <table:table-cell office:value-type="float" office:value="27.0295454545455">
                <text:p>27.029545454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328.25">
                <text:p>42328.25</text:p>
              </table:table-cell>
              <table:table-cell office:value-type="float" office:value="30.648">
                <text:p>30.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328.2916666667">
                <text:p>42328.2916666667</text:p>
              </table:table-cell>
              <table:table-cell office:value-type="float" office:value="37.6410909090909">
                <text:p>37.6410909090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328.3333333333">
                <text:p>42328.3333333333</text:p>
              </table:table-cell>
              <table:table-cell office:value-type="float" office:value="40.0879090909091">
                <text:p>40.0879090909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328.375">
                <text:p>42328.375</text:p>
              </table:table-cell>
              <table:table-cell office:value-type="float" office:value="40.7843636363636">
                <text:p>40.78436363636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328.4166666667">
                <text:p>42328.4166666667</text:p>
              </table:table-cell>
              <table:table-cell office:value-type="float" office:value="40.3934545454545">
                <text:p>40.3934545454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328.4583333333">
                <text:p>42328.4583333333</text:p>
              </table:table-cell>
              <table:table-cell office:value-type="float" office:value="39.9283636363636">
                <text:p>39.9283636363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328.5">
                <text:p>42328.5</text:p>
              </table:table-cell>
              <table:table-cell office:value-type="float" office:value="39.1088181818182">
                <text:p>39.1088181818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328.5416666667">
                <text:p>42328.5416666667</text:p>
              </table:table-cell>
              <table:table-cell office:value-type="float" office:value="38.1657272727273">
                <text:p>38.165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328.5833333333">
                <text:p>42328.5833333333</text:p>
              </table:table-cell>
              <table:table-cell office:value-type="float" office:value="38.5459090909091">
                <text:p>38.5459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328.625">
                <text:p>42328.625</text:p>
              </table:table-cell>
              <table:table-cell office:value-type="float" office:value="39.4627272727273">
                <text:p>39.4627272727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328.6666666667">
                <text:p>42328.6666666667</text:p>
              </table:table-cell>
              <table:table-cell office:value-type="float" office:value="43.2234545454545">
                <text:p>43.22345454545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328.7083333333">
                <text:p>42328.7083333333</text:p>
              </table:table-cell>
              <table:table-cell office:value-type="float" office:value="45.2721818181818">
                <text:p>45.2721818181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328.75">
                <text:p>42328.75</text:p>
              </table:table-cell>
              <table:table-cell office:value-type="float" office:value="44.4060909090909">
                <text:p>44.4060909090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28.7916666667">
                <text:p>42328.7916666667</text:p>
              </table:table-cell>
              <table:table-cell office:value-type="float" office:value="42.4300909090909">
                <text:p>42.4300909090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8.8333333333">
                <text:p>42328.8333333333</text:p>
              </table:table-cell>
              <table:table-cell office:value-type="float" office:value="39.3386363636364">
                <text:p>39.33863636363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328.875">
                <text:p>42328.875</text:p>
              </table:table-cell>
              <table:table-cell office:value-type="float" office:value="35.7618181818182">
                <text:p>35.7618181818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328.9166666667">
                <text:p>42328.9166666667</text:p>
              </table:table-cell>
              <table:table-cell office:value-type="float" office:value="32.474">
                <text:p>32.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328.9583333333">
                <text:p>42328.9583333333</text:p>
              </table:table-cell>
              <table:table-cell office:value-type="float" office:value="28.6941818181818">
                <text:p>28.6941818181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9">
                <text:p>42329</text:p>
              </table:table-cell>
              <table:table-cell office:value-type="float" office:value="27.6837272727273">
                <text:p>27.68372727272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9.0416666667">
                <text:p>42329.0416666667</text:p>
              </table:table-cell>
              <table:table-cell office:value-type="float" office:value="27.1717272727273">
                <text:p>27.1717272727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329.0833333333">
                <text:p>42329.0833333333</text:p>
              </table:table-cell>
              <table:table-cell office:value-type="float" office:value="26.3990909090909">
                <text:p>26.3990909090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29.125">
                <text:p>42329.125</text:p>
              </table:table-cell>
              <table:table-cell office:value-type="float" office:value="25.8535454545455">
                <text:p>25.8535454545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329.1666666667">
                <text:p>42329.1666666667</text:p>
              </table:table-cell>
              <table:table-cell office:value-type="float" office:value="24.9812727272727">
                <text:p>24.98127272727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329.2083333333">
                <text:p>42329.2083333333</text:p>
              </table:table-cell>
              <table:table-cell office:value-type="float" office:value="25.0928181818182">
                <text:p>25.0928181818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329.25">
                <text:p>42329.25</text:p>
              </table:table-cell>
              <table:table-cell office:value-type="float" office:value="26.0195454545455">
                <text:p>26.0195454545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329.2916666667">
                <text:p>42329.2916666667</text:p>
              </table:table-cell>
              <table:table-cell office:value-type="float" office:value="28.5818181818182">
                <text:p>28.5818181818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329.3333333333">
                <text:p>42329.3333333333</text:p>
              </table:table-cell>
              <table:table-cell office:value-type="float" office:value="32.3035454545455">
                <text:p>32.30354545454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329.375">
                <text:p>42329.375</text:p>
              </table:table-cell>
              <table:table-cell office:value-type="float" office:value="34.8168181818182">
                <text:p>34.8168181818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329.4166666667">
                <text:p>42329.4166666667</text:p>
              </table:table-cell>
              <table:table-cell office:value-type="float" office:value="35.1053636363636">
                <text:p>35.10536363636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329.4583333333">
                <text:p>42329.4583333333</text:p>
              </table:table-cell>
              <table:table-cell office:value-type="float" office:value="34.6675454545455">
                <text:p>34.6675454545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329.5">
                <text:p>42329.5</text:p>
              </table:table-cell>
              <table:table-cell office:value-type="float" office:value="34.6680909090909">
                <text:p>34.6680909090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329.5416666667">
                <text:p>42329.5416666667</text:p>
              </table:table-cell>
              <table:table-cell office:value-type="float" office:value="34.9515454545455">
                <text:p>34.95154545454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29.5833333333">
                <text:p>42329.5833333333</text:p>
              </table:table-cell>
              <table:table-cell office:value-type="float" office:value="35.9597272727273">
                <text:p>35.9597272727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329.625">
                <text:p>42329.625</text:p>
              </table:table-cell>
              <table:table-cell office:value-type="float" office:value="37.357">
                <text:p>37.3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329.6666666667">
                <text:p>42329.6666666667</text:p>
              </table:table-cell>
              <table:table-cell office:value-type="float" office:value="41.534">
                <text:p>41.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329.7083333333">
                <text:p>42329.7083333333</text:p>
              </table:table-cell>
              <table:table-cell office:value-type="float" office:value="44.9886363636364">
                <text:p>44.9886363636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329.75">
                <text:p>42329.75</text:p>
              </table:table-cell>
              <table:table-cell office:value-type="float" office:value="44.443">
                <text:p>44.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329.7916666667">
                <text:p>42329.7916666667</text:p>
              </table:table-cell>
              <table:table-cell office:value-type="float" office:value="42.1718181818182">
                <text:p>42.1718181818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329.8333333333">
                <text:p>42329.8333333333</text:p>
              </table:table-cell>
              <table:table-cell office:value-type="float" office:value="39.7492727272727">
                <text:p>39.74927272727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329.875">
                <text:p>42329.875</text:p>
              </table:table-cell>
              <table:table-cell office:value-type="float" office:value="36.7459090909091">
                <text:p>36.745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329.9166666667">
                <text:p>42329.9166666667</text:p>
              </table:table-cell>
              <table:table-cell office:value-type="float" office:value="33.9707272727273">
                <text:p>33.9707272727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329.9583333333">
                <text:p>42329.9583333333</text:p>
              </table:table-cell>
              <table:table-cell office:value-type="float" office:value="31.0323636363636">
                <text:p>31.03236363636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330">
                <text:p>42330</text:p>
              </table:table-cell>
              <table:table-cell office:value-type="float" office:value="29.7899090909091">
                <text:p>29.7899090909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330.0416666667">
                <text:p>42330.0416666667</text:p>
              </table:table-cell>
              <table:table-cell office:value-type="float" office:value="29.5239090909091">
                <text:p>29.523909090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330.0833333333">
                <text:p>42330.0833333333</text:p>
              </table:table-cell>
              <table:table-cell office:value-type="float" office:value="28.9226363636364">
                <text:p>28.9226363636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330.125">
                <text:p>42330.125</text:p>
              </table:table-cell>
              <table:table-cell office:value-type="float" office:value="28.4367272727273">
                <text:p>28.4367272727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330.1666666667">
                <text:p>42330.1666666667</text:p>
              </table:table-cell>
              <table:table-cell office:value-type="float" office:value="28.1364545454545">
                <text:p>28.13645454545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330.2083333333">
                <text:p>42330.2083333333</text:p>
              </table:table-cell>
              <table:table-cell office:value-type="float" office:value="28.0059090909091">
                <text:p>28.00590909090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330.25">
                <text:p>42330.25</text:p>
              </table:table-cell>
              <table:table-cell office:value-type="float" office:value="28.9782727272727">
                <text:p>28.9782727272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330.2916666667">
                <text:p>42330.2916666667</text:p>
              </table:table-cell>
              <table:table-cell office:value-type="float" office:value="29.4690909090909">
                <text:p>29.46909090909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330.3333333333">
                <text:p>42330.3333333333</text:p>
              </table:table-cell>
              <table:table-cell office:value-type="float" office:value="31.5513636363636">
                <text:p>31.5513636363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330.375">
                <text:p>42330.375</text:p>
              </table:table-cell>
              <table:table-cell office:value-type="float" office:value="34.8378181818182">
                <text:p>34.83781818181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30.4166666667">
                <text:p>42330.4166666667</text:p>
              </table:table-cell>
              <table:table-cell office:value-type="float" office:value="36.4504545454545">
                <text:p>36.4504545454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330.4583333333">
                <text:p>42330.4583333333</text:p>
              </table:table-cell>
              <table:table-cell office:value-type="float" office:value="37.0417272727273">
                <text:p>37.0417272727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330.5">
                <text:p>42330.5</text:p>
              </table:table-cell>
              <table:table-cell office:value-type="float" office:value="37.5513636363636">
                <text:p>37.55136363636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30.5416666667">
                <text:p>42330.5416666667</text:p>
              </table:table-cell>
              <table:table-cell office:value-type="float" office:value="37.7871818181818">
                <text:p>37.78718181818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330.5833333333">
                <text:p>42330.5833333333</text:p>
              </table:table-cell>
              <table:table-cell office:value-type="float" office:value="38.4710909090909">
                <text:p>38.4710909090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330.625">
                <text:p>42330.625</text:p>
              </table:table-cell>
              <table:table-cell office:value-type="float" office:value="39.4648181818182">
                <text:p>39.46481818181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330.6666666667">
                <text:p>42330.6666666667</text:p>
              </table:table-cell>
              <table:table-cell office:value-type="float" office:value="43.7473636363636">
                <text:p>43.74736363636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330.7083333333">
                <text:p>42330.7083333333</text:p>
              </table:table-cell>
              <table:table-cell office:value-type="float" office:value="46.5757272727273">
                <text:p>46.5757272727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330.75">
                <text:p>42330.75</text:p>
              </table:table-cell>
              <table:table-cell office:value-type="float" office:value="45.7174545454545">
                <text:p>45.71745454545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330.7916666667">
                <text:p>42330.7916666667</text:p>
              </table:table-cell>
              <table:table-cell office:value-type="float" office:value="43.5814545454545">
                <text:p>43.5814545454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330.8333333333">
                <text:p>42330.8333333333</text:p>
              </table:table-cell>
              <table:table-cell office:value-type="float" office:value="41.037">
                <text:p>41.0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330.875">
                <text:p>42330.875</text:p>
              </table:table-cell>
              <table:table-cell office:value-type="float" office:value="37.8696363636364">
                <text:p>37.8696363636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330.9166666667">
                <text:p>42330.9166666667</text:p>
              </table:table-cell>
              <table:table-cell office:value-type="float" office:value="34.2369090909091">
                <text:p>34.236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